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" svg:font-family="'Droid Sans'"/>
    <style:font-face style:name="Righteous" svg:font-family="Righteous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087cm" fo:margin-left="0.176cm" table:align="left" style:writing-mode="lr-tb"/>
    </style:style>
    <style:style style:name="Tabla1.A" style:family="table-column">
      <style:table-column-properties style:column-width="3.281cm"/>
    </style:style>
    <style:style style:name="Tabla1.E" style:family="table-column">
      <style:table-column-properties style:column-width="2.963cm"/>
    </style:style>
    <style:style style:name="Tabla1.A1" style:family="table-cell">
      <style:table-cell-properties style:vertical-align="top" fo:padding="0.176cm" fo:border="1pt solid #000000"/>
    </style:style>
    <style:style style:name="Tabla2" style:family="table">
      <style:table-properties style:width="17.198cm" fo:margin-left="0.176cm" table:align="left" style:writing-mode="lr-tb"/>
    </style:style>
    <style:style style:name="Tabla2.A" style:family="table-column">
      <style:table-column-properties style:column-width="8.599cm"/>
    </style:style>
    <style:style style:name="Tabla2.A1" style:family="table-cell">
      <style:table-cell-properties style:vertical-align="top" fo:padding="0.176cm" fo:border="1pt solid #000000"/>
    </style:style>
    <style:style style:name="Tabla3" style:family="table">
      <style:table-properties style:width="17.198cm" fo:margin-left="0.176cm" table:align="left" style:writing-mode="lr-tb"/>
    </style:style>
    <style:style style:name="Tabla3.A" style:family="table-column">
      <style:table-column-properties style:column-width="8.599cm"/>
    </style:style>
    <style:style style:name="Tabla3.A1" style:family="table-cell">
      <style:table-cell-properties style:vertical-align="top" fo:padding="0.176cm" fo:border="1pt solid #000000"/>
    </style:style>
    <style:style style:name="Tabla4" style:family="table">
      <style:table-properties style:width="17.198cm" fo:margin-left="0.176cm" table:align="left" style:writing-mode="lr-tb"/>
    </style:style>
    <style:style style:name="Tabla4.A" style:family="table-column">
      <style:table-column-properties style:column-width="8.599cm"/>
    </style:style>
    <style:style style:name="Tabla4.A1" style:family="table-cell">
      <style:table-cell-properties style:vertical-align="top" fo:padding="0.176cm" fo:border="1pt solid #000000"/>
    </style:style>
    <style:style style:name="Table1" style:family="table">
      <style:table-properties style:width="17.198cm" table:align="margins" style:writing-mode="lr-tb"/>
    </style:style>
    <style:style style:name="Table1.A" style:family="table-column">
      <style:table-column-properties style:column-width="17.198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198cm" table:align="margins" style:writing-mode="lr-tb"/>
    </style:style>
    <style:style style:name="Table2.A" style:family="table-column">
      <style:table-column-properties style:column-width="8.599cm" style:rel-column-width="32767*"/>
    </style:style>
    <style:style style:name="Table2.B" style:family="table-column">
      <style:table-column-properties style:column-width="8.599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.198cm" table:align="margins" style:writing-mode="lr-tb"/>
    </style:style>
    <style:style style:name="Table3.A" style:family="table-column">
      <style:table-column-properties style:column-width="8.599cm" style:rel-column-width="32767*"/>
    </style:style>
    <style:style style:name="Table3.B" style:family="table-column">
      <style:table-column-properties style:column-width="8.599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17.198cm" table:align="margins" style:writing-mode="lr-tb"/>
    </style:style>
    <style:style style:name="Table4.A" style:family="table-column">
      <style:table-column-properties style:column-width="17.198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.198cm" table:align="margins" style:writing-mode="lr-tb"/>
    </style:style>
    <style:style style:name="Table5.A" style:family="table-column">
      <style:table-column-properties style:column-width="17.198cm" style:rel-column-width="65535*"/>
    </style:style>
    <style:style style:name="Table5.A1" style:family="table-cell">
      <style:table-cell-properties fo:padding="0.097cm" fo:border="0.05pt solid #000000"/>
    </style:style>
    <style:style style:name="Tabla10" style:family="table">
      <style:table-properties style:width="17.198cm" fo:margin-left="0.176cm" table:align="left" style:writing-mode="lr-tb"/>
    </style:style>
    <style:style style:name="Tabla10.A" style:family="table-column">
      <style:table-column-properties style:column-width="8.599cm"/>
    </style:style>
    <style:style style:name="Tabla10.A1" style:family="table-cell">
      <style:table-cell-properties style:vertical-align="top" fo:padding="0.176cm" fo:border="1pt solid #000000"/>
    </style:style>
    <style:style style:name="Tabla11" style:family="table">
      <style:table-properties style:width="17.198cm" fo:margin-left="0.176cm" table:align="left" style:writing-mode="lr-tb"/>
    </style:style>
    <style:style style:name="Tabla11.A" style:family="table-column">
      <style:table-column-properties style:column-width="8.599cm"/>
    </style:style>
    <style:style style:name="Tabla11.A1" style:family="table-cell">
      <style:table-cell-properties style:vertical-align="top" fo:padding="0.176cm" fo:border="1pt solid #000000"/>
    </style:style>
    <style:style style:name="Tabla12" style:family="table">
      <style:table-properties style:width="17.198cm" fo:margin-left="0.176cm" table:align="left" style:writing-mode="lr-tb"/>
    </style:style>
    <style:style style:name="Tabla12.A" style:family="table-column">
      <style:table-column-properties style:column-width="8.599cm"/>
    </style:style>
    <style:style style:name="Tabla12.A1" style:family="table-cell">
      <style:table-cell-properties style:vertical-align="top" fo:padding="0.176cm" fo:border="1pt solid #000000"/>
    </style:style>
    <style:style style:name="Tabla13" style:family="table">
      <style:table-properties style:width="17.198cm" fo:margin-left="0.176cm" table:align="left" style:writing-mode="lr-tb"/>
    </style:style>
    <style:style style:name="Tabla13.A" style:family="table-column">
      <style:table-column-properties style:column-width="8.599cm"/>
    </style:style>
    <style:style style:name="Tabla13.A1" style:family="table-cell">
      <style:table-cell-properties style:vertical-align="top" fo:padding="0.176cm" fo:border="1pt solid #000000"/>
    </style:style>
    <style:style style:name="Tabla15" style:family="table">
      <style:table-properties style:width="17.198cm" fo:margin-left="0.176cm" table:align="left" style:writing-mode="lr-tb"/>
    </style:style>
    <style:style style:name="Tabla15.A" style:family="table-column">
      <style:table-column-properties style:column-width="8.599cm"/>
    </style:style>
    <style:style style:name="Tabla15.A1" style:family="table-cell">
      <style:table-cell-properties style:vertical-align="top" fo:padding="0.176cm" fo:border="1pt solid #000000"/>
    </style:style>
    <style:style style:name="Tabla16" style:family="table">
      <style:table-properties style:width="17.198cm" fo:margin-left="0.176cm" table:align="left" style:writing-mode="lr-tb"/>
    </style:style>
    <style:style style:name="Tabla16.A" style:family="table-column">
      <style:table-column-properties style:column-width="8.599cm"/>
    </style:style>
    <style:style style:name="Tabla16.A1" style:family="table-cell">
      <style:table-cell-properties style:vertical-align="top" fo:padding="0.176cm" fo:border="1pt solid #000000"/>
    </style:style>
    <style:style style:name="Tabla14" style:family="table">
      <style:table-properties style:width="17.198cm" fo:margin-left="0.176cm" table:align="left" style:writing-mode="lr-tb"/>
    </style:style>
    <style:style style:name="Tabla14.A" style:family="table-column">
      <style:table-column-properties style:column-width="8.599cm"/>
    </style:style>
    <style:style style:name="Tabla14.A1" style:family="table-cell">
      <style:table-cell-properties style:vertical-align="top" fo:padding="0.176cm" fo:border="1pt solid #000000"/>
    </style:style>
    <style:style style:name="Tabla17" style:family="table">
      <style:table-properties style:width="17.198cm" fo:margin-left="0.176cm" table:align="left" style:writing-mode="lr-tb"/>
    </style:style>
    <style:style style:name="Tabla17.A" style:family="table-column">
      <style:table-column-properties style:column-width="8.599cm"/>
    </style:style>
    <style:style style:name="Tabla17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fo:color="#cc4125" style:font-name="Droid Sans1" style:font-name-asian="Droid Sans" style:font-name-complex="Droid Sans"/>
    </style:style>
    <style:style style:name="P3" style:family="paragraph" style:parent-style-name="Standard">
      <style:paragraph-properties fo:line-height="115%" fo:break-before="auto" fo:break-after="auto" style:writing-mode="lr-tb"/>
      <style:text-properties style:font-name="Droid Sans1" style:font-name-asian="Droid Sans" style:font-name-complex="Droid Sans"/>
    </style:style>
    <style:style style:name="P4" style:family="paragraph" style:parent-style-name="Standard">
      <style:paragraph-properties fo:line-height="115%" fo:text-align="end" style:justify-single-word="false" fo:break-before="auto" fo:break-after="auto" style:writing-mode="lr-tb"/>
      <style:text-properties style:font-name="Droid Sans1" style:font-name-asian="Droid Sans" style:font-name-complex="Droid Sans"/>
    </style:style>
    <style:style style:name="P5" style:family="paragraph" style:parent-style-name="Standard">
      <style:paragraph-properties fo:line-height="115%" fo:break-before="auto" fo:break-after="auto" style:writing-mode="lr-tb"/>
      <style:text-properties style:font-name="Droid Sans1" officeooo:paragraph-rsid="003d4adc" style:font-name-asian="Droid Sans" style:font-name-complex="Droid Sans"/>
    </style:style>
    <style:style style:name="P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Droid Sans1" style:font-name-asian="Droid Sans" style:font-name-complex="Droid Sans"/>
    </style:style>
    <style:style style:name="P7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Droid Sans1" officeooo:paragraph-rsid="001f1b33" style:font-name-asian="Droid Sans" style:font-name-complex="Droid Sans"/>
    </style:style>
    <style:style style:name="P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Droid Sans1" officeooo:paragraph-rsid="00237de0" style:font-name-asian="Droid Sans" style:font-name-complex="Droid Sans"/>
    </style:style>
    <style:style style:name="P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Droid Sans1" officeooo:paragraph-rsid="002531a2" style:font-name-asian="Droid Sans" style:font-name-complex="Droid Sans"/>
    </style:style>
    <style:style style:name="P10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Droid Sans1" officeooo:paragraph-rsid="002d0ab6" style:font-name-asian="Droid Sans" style:font-name-complex="Droid Sans"/>
    </style:style>
    <style:style style:name="P1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Droid Sans1" officeooo:paragraph-rsid="00332417" style:font-name-asian="Droid Sans" style:font-name-complex="Droid Sans"/>
    </style:style>
    <style:style style:name="P1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Droid Sans1" officeooo:paragraph-rsid="00267eeb" style:font-name-asian="Droid Sans" style:font-name-complex="Droid Sans"/>
    </style:style>
    <style:style style:name="P13" style:family="paragraph" style:parent-style-name="Standard">
      <style:paragraph-properties fo:line-height="115%" fo:break-before="auto" fo:break-after="auto" style:writing-mode="lr-tb"/>
      <style:text-properties style:font-name="Droid Sans1" officeooo:paragraph-rsid="003ca06b" style:font-name-asian="Droid Sans" style:font-name-complex="Droid Sans"/>
    </style:style>
    <style:style style:name="P1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Droid Sans1" officeooo:rsid="0042650e" officeooo:paragraph-rsid="0042650e" style:font-name-asian="Droid Sans" style:font-name-complex="Droid Sans"/>
    </style:style>
    <style:style style:name="P1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Droid Sans1" fo:font-size="24pt" style:text-underline-style="solid" style:text-underline-width="auto" style:text-underline-color="font-color" fo:font-weight="bold" style:font-name-asian="Droid Sans" style:font-size-asian="24pt" style:font-weight-asian="bold" style:font-name-complex="Droid Sans" style:font-size-complex="24pt" style:font-weight-complex="bold"/>
    </style:style>
    <style:style style:name="P16" style:family="paragraph" style:parent-style-name="Standard">
      <style:paragraph-properties fo:line-height="115%" fo:text-align="start" style:justify-single-word="false" fo:break-before="auto" fo:break-after="auto" style:writing-mode="lr-tb"/>
      <style:text-properties style:font-name="Droid Sans1" fo:font-size="24pt" style:text-underline-style="solid" style:text-underline-width="auto" style:text-underline-color="font-color" fo:font-weight="bold" style:font-name-asian="Droid Sans" style:font-size-asian="24pt" style:font-weight-asian="bold" style:font-name-complex="Droid Sans" style:font-size-complex="24pt" style:font-weight-complex="bold"/>
    </style:style>
    <style:style style:name="P17" style:family="paragraph" style:parent-style-name="Standard">
      <style:paragraph-properties fo:line-height="115%" fo:break-before="auto" fo:break-after="auto" style:writing-mode="lr-tb"/>
      <style:text-properties style:font-name="Droid Sans1" fo:font-size="24pt" style:font-name-asian="Droid Sans" style:font-size-asian="24pt" style:font-name-complex="Droid Sans" style:font-size-complex="24pt"/>
    </style:style>
    <style:style style:name="P18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Droid Sans1" fo:font-size="24pt" style:font-name-asian="Droid Sans" style:font-size-asian="24pt" style:font-name-complex="Droid Sans" style:font-size-complex="24pt"/>
    </style:style>
    <style:style style:name="P19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Droid Sans1" fo:font-size="30pt" style:font-name-asian="Righteous" style:font-size-asian="30pt" style:font-name-complex="Righteous" style:font-size-complex="30pt"/>
    </style:style>
    <style:style style:name="P20" style:family="paragraph" style:parent-style-name="Standard">
      <style:paragraph-properties fo:line-height="115%" fo:break-before="auto" fo:break-after="auto" style:writing-mode="lr-tb"/>
      <style:text-properties style:font-name="Droid Sans1" fo:font-weight="bold" style:font-name-asian="Droid Sans" style:font-weight-asian="bold" style:font-name-complex="Droid Sans" style:font-weight-complex="bold"/>
    </style:style>
    <style:style style:name="P2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Droid Sans1" fo:font-weight="bold" style:font-name-asian="Droid Sans" style:font-weight-asian="bold" style:font-name-complex="Droid Sans" style:font-weight-complex="bold"/>
    </style:style>
    <style:style style:name="P22" style:family="paragraph" style:parent-style-name="Standard">
      <style:paragraph-properties fo:line-height="115%" fo:break-before="auto" fo:break-after="auto" style:writing-mode="lr-tb"/>
      <style:text-properties style:font-name="Droid Sans1" style:text-underline-style="solid" style:text-underline-width="auto" style:text-underline-color="font-color" fo:font-weight="bold" style:font-name-asian="Droid Sans" style:font-weight-asian="bold" style:font-name-complex="Droid Sans" style:font-weight-complex="bold"/>
    </style:style>
    <style:style style:name="P23" style:family="paragraph" style:parent-style-name="Standard">
      <style:paragraph-properties fo:line-height="115%" fo:break-before="auto" fo:break-after="auto" style:writing-mode="lr-tb"/>
      <style:text-properties style:font-name="Droid Sans1"/>
    </style:style>
    <style:style style:name="P2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Droid Sans1"/>
    </style:style>
    <style:style style:name="P2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Droid Sans1" fo:font-weight="normal" officeooo:paragraph-rsid="0042650e" style:font-name-asian="Droid Sans" style:font-weight-asian="normal" style:font-name-complex="Droid Sans" style:font-weight-complex="normal"/>
    </style:style>
    <style:style style:name="P26" style:family="paragraph" style:parent-style-name="Standard">
      <style:paragraph-properties fo:line-height="115%" fo:break-before="auto" fo:break-after="auto" style:writing-mode="lr-tb"/>
      <style:text-properties style:font-name="Droid Sans1" fo:font-weight="normal" officeooo:paragraph-rsid="0042650e" style:font-name-asian="Droid Sans" style:font-weight-asian="normal" style:font-name-complex="Droid Sans" style:font-weight-complex="normal"/>
    </style:style>
    <style:style style:name="P27" style:family="paragraph" style:parent-style-name="Standard">
      <style:paragraph-properties fo:line-height="115%" fo:break-before="auto" fo:break-after="auto" style:writing-mode="lr-tb"/>
      <style:text-properties style:font-name="Droid Sans1" fo:font-weight="normal" officeooo:paragraph-rsid="003d4adc" style:font-name-asian="Droid Sans" style:font-weight-asian="normal" style:font-name-complex="Droid Sans" style:font-weight-complex="normal"/>
    </style:style>
    <style:style style:name="P28" style:family="paragraph" style:parent-style-name="Standard">
      <style:paragraph-properties fo:line-height="115%" fo:break-before="auto" fo:break-after="auto" style:writing-mode="lr-tb"/>
      <style:text-properties style:font-name="Droid Sans1" fo:font-weight="normal" officeooo:rsid="0042650e" officeooo:paragraph-rsid="0042650e" style:font-name-asian="Droid Sans" style:font-weight-asian="normal" style:font-name-complex="Droid Sans" style:font-weight-complex="normal"/>
    </style:style>
    <style:style style:name="P29" style:family="paragraph" style:parent-style-name="Standard">
      <style:paragraph-properties fo:break-before="auto" fo:break-after="auto"/>
      <style:text-properties style:font-name="Droid Sans1" fo:font-size="12pt" style:text-underline-style="none" fo:font-weight="normal" officeooo:paragraph-rsid="003ab8fe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Droid Sans1" fo:font-size="12pt" fo:font-weight="bold" officeooo:paragraph-rsid="003ab8fe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bold" style:font-name-asian="Droid Sans" style:font-size-asian="11pt" style:font-style-asian="normal" style:font-weight-asian="bold" style:font-name-complex="Droid Sans" style:font-size-complex="11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bold" officeooo:paragraph-rsid="001f1b33" style:font-name-asian="Droid Sans" style:font-size-asian="11pt" style:font-style-asian="normal" style:font-weight-asian="bold" style:font-name-complex="Droid Sans" style:font-size-complex="11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bold" officeooo:paragraph-rsid="00237de0" style:font-name-asian="Droid Sans" style:font-size-asian="11pt" style:font-style-asian="normal" style:font-weight-asian="bold" style:font-name-complex="Droid Sans" style:font-size-complex="11pt" style:font-style-complex="normal" style:font-weight-complex="bold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bold" officeooo:paragraph-rsid="002531a2" style:font-name-asian="Droid Sans" style:font-size-asian="11pt" style:font-style-asian="normal" style:font-weight-asian="bold" style:font-name-complex="Droid Sans" style:font-size-complex="11pt" style:font-style-complex="normal" style:font-weight-complex="bold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bold" officeooo:paragraph-rsid="00332417" style:font-name-asian="Droid Sans" style:font-size-asian="11pt" style:font-style-asian="normal" style:font-weight-asian="bold" style:font-name-complex="Droid Sans" style:font-size-complex="11pt" style:font-style-complex="normal" style:font-weight-complex="bold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bold" officeooo:paragraph-rsid="00267eeb" style:font-name-asian="Droid Sans" style:font-size-asian="11pt" style:font-style-asian="normal" style:font-weight-asian="bold" style:font-name-complex="Droid Sans" style:font-size-complex="11pt" style:font-style-complex="normal" style:font-weight-complex="bold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bold" officeooo:paragraph-rsid="0034a540" style:font-name-asian="Droid Sans" style:font-size-asian="11pt" style:font-style-asian="normal" style:font-weight-asian="bold" style:font-name-complex="Droid Sans" style:font-size-complex="11pt" style:font-style-complex="normal" style:font-weight-complex="bold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bold" officeooo:paragraph-rsid="00267eeb" style:font-name-asian="Droid Sans" style:font-size-asian="11pt" style:font-style-asian="normal" style:font-weight-asian="bold" style:font-name-complex="Droid Sans" style:font-size-complex="11pt" style:font-style-complex="normal" style:font-weight-complex="bold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bold" officeooo:rsid="0040f4a5" officeooo:paragraph-rsid="0040f4a5" style:font-name-asian="Droid Sans" style:font-size-asian="11pt" style:font-style-asian="normal" style:font-weight-asian="bold" style:font-name-complex="Droid Sans" style:font-size-complex="11pt" style:font-style-complex="normal" style:font-weight-complex="bold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bold" officeooo:rsid="0040f4a5" officeooo:paragraph-rsid="0040f4a5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normal" officeooo:paragraph-rsid="00332417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normal" officeooo:paragraph-rsid="0034a54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normal" officeooo:rsid="0034d939" officeooo:paragraph-rsid="0034d939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normal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normal" officeooo:paragraph-rsid="0042650e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normal" officeooo:paragraph-rsid="001f1b33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normal" officeooo:paragraph-rsid="0040695a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normal" officeooo:paragraph-rsid="00237de0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normal" officeooo:paragraph-rsid="002531a2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normal" officeooo:paragraph-rsid="00332417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normal" officeooo:paragraph-rsid="00267eeb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normal" officeooo:paragraph-rsid="0034a540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normal" officeooo:rsid="0042650e" officeooo:paragraph-rsid="0042650e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normal" officeooo:rsid="002edd90" officeooo:paragraph-rsid="002edd90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normal" officeooo:rsid="002bc52c" officeooo:paragraph-rsid="002bc52c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normal" officeooo:rsid="002d0ab6" officeooo:paragraph-rsid="002d2cbf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normal" officeooo:rsid="002d2cbf" officeooo:paragraph-rsid="002d2cbf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normal" officeooo:rsid="00434e65" officeooo:paragraph-rsid="00434e65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  <style:text-properties fo:color="#000000" style:text-line-through-style="none" style:font-name="Droid Sans1" fo:font-size="11pt" fo:font-style="normal" style:text-underline-style="none" fo:font-weight="normal" officeooo:rsid="0034a540" officeooo:paragraph-rsid="0034a540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  <style:text-properties style:font-name="Droid Sans1" officeooo:paragraph-rsid="001f1b33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  <style:text-properties style:font-name="Droid Sans1" officeooo:paragraph-rsid="00237de0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  <style:text-properties style:font-name="Droid Sans1" officeooo:paragraph-rsid="002531a2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  <style:text-properties style:font-name="Droid Sans1" officeooo:paragraph-rsid="00332417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  <style:text-properties style:font-name="Droid Sans1" officeooo:paragraph-rsid="00267eeb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  <style:text-properties style:font-name="Droid Sans1" officeooo:paragraph-rsid="0034a540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text-line-through-style="none" style:font-name="Droid Sans1" fo:font-size="11pt" fo:font-style="normal" style:text-underline-style="none" fo:font-weight="normal" officeooo:paragraph-rsid="002edd90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text-line-through-style="none" style:font-name="Droid Sans1" fo:font-size="11pt" fo:font-style="normal" style:text-underline-style="none" fo:font-weight="normal" officeooo:paragraph-rsid="00332417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text-line-through-style="none" style:font-name="Droid Sans1" fo:font-size="11pt" fo:font-style="normal" style:text-underline-style="none" fo:font-weight="normal" officeooo:paragraph-rsid="00267eeb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text-line-through-style="none" style:font-name="Droid Sans1" fo:font-size="11pt" fo:font-style="normal" style:text-underline-style="none" fo:font-weight="normal" officeooo:rsid="002d0ab6" officeooo:paragraph-rsid="002d0ab6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text-line-through-style="none" style:font-name="Droid Sans1" fo:font-size="11pt" fo:font-style="normal" style:text-underline-style="none" fo:font-weight="normal" officeooo:rsid="002d0ab6" officeooo:paragraph-rsid="0040695a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text-line-through-style="none" style:font-name="Droid Sans1" fo:font-size="11pt" fo:font-style="normal" style:text-underline-style="none" fo:font-weight="normal" officeooo:rsid="00332417" officeooo:paragraph-rsid="00332417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text-line-through-style="none" style:font-name="Droid Sans1" fo:font-size="11pt" fo:font-style="normal" style:text-underline-style="none" fo:font-weight="normal" officeooo:rsid="00332417" officeooo:paragraph-rsid="0034a540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text-line-through-style="none" style:font-name="Droid Sans1" fo:font-size="11pt" fo:font-style="normal" style:text-underline-style="none" fo:font-weight="normal" officeooo:paragraph-rsid="00267eeb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text-line-through-style="none" style:font-name="Droid Sans1" fo:font-size="11pt" fo:font-style="normal" style:text-underline-style="none" fo:font-weight="normal" officeooo:rsid="0034a540" officeooo:paragraph-rsid="0034a54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9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Droid Sans1" fo:font-weight="bold" style:font-name-asian="Droid Sans" style:font-weight-asian="bold" style:font-name-complex="Droid Sans" style:font-weight-complex="bold"/>
    </style:style>
    <style:style style:name="P80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Droid Sans1" style:font-name-asian="Droid Sans" style:font-name-complex="Droid Sans"/>
    </style:style>
    <style:style style:name="P81" style:family="paragraph" style:parent-style-name="Standard">
      <style:paragraph-properties fo:line-height="115%" style:writing-mode="lr-tb"/>
      <style:text-properties style:font-name="Droid Sans1" style:font-name-asian="Droid Sans" style:font-name-complex="Droid Sans"/>
    </style:style>
    <style:style style:name="P82" style:family="paragraph" style:parent-style-name="Standard">
      <style:paragraph-properties fo:line-height="115%" fo:text-align="justify" style:justify-single-word="false" style:writing-mode="lr-tb"/>
      <style:text-properties style:font-name="Droid Sans1" officeooo:paragraph-rsid="001f1b33" style:font-name-asian="Droid Sans" style:font-name-complex="Droid Sans"/>
    </style:style>
    <style:style style:name="P83" style:family="paragraph" style:parent-style-name="Standard">
      <style:paragraph-properties fo:line-height="115%" fo:text-align="justify" style:justify-single-word="false" style:writing-mode="lr-tb"/>
      <style:text-properties style:font-name="Droid Sans1" officeooo:paragraph-rsid="00237de0" style:font-name-asian="Droid Sans" style:font-name-complex="Droid Sans"/>
    </style:style>
    <style:style style:name="P84" style:family="paragraph" style:parent-style-name="Standard">
      <style:paragraph-properties fo:line-height="115%" fo:text-align="justify" style:justify-single-word="false" style:writing-mode="lr-tb"/>
      <style:text-properties style:font-name="Droid Sans1" officeooo:paragraph-rsid="002531a2" style:font-name-asian="Droid Sans" style:font-name-complex="Droid Sans"/>
    </style:style>
    <style:style style:name="P85" style:family="paragraph" style:parent-style-name="Standard">
      <style:paragraph-properties fo:line-height="115%" fo:text-align="justify" style:justify-single-word="false" style:writing-mode="lr-tb"/>
      <style:text-properties style:font-name="Droid Sans1" officeooo:paragraph-rsid="00332417" style:font-name-asian="Droid Sans" style:font-name-complex="Droid Sans"/>
    </style:style>
    <style:style style:name="P86" style:family="paragraph" style:parent-style-name="Standard">
      <style:paragraph-properties fo:line-height="115%" fo:text-align="justify" style:justify-single-word="false" style:writing-mode="lr-tb"/>
      <style:text-properties style:font-name="Droid Sans1" officeooo:paragraph-rsid="0034a540" style:font-name-asian="Droid Sans" style:font-name-complex="Droid Sans"/>
    </style:style>
    <style:style style:name="P87" style:family="paragraph" style:parent-style-name="Standard">
      <style:paragraph-properties fo:line-height="115%" fo:text-align="justify" style:justify-single-word="false" style:writing-mode="lr-tb"/>
      <style:text-properties style:font-name="Droid Sans1" officeooo:rsid="00267eeb" officeooo:paragraph-rsid="00267eeb" style:font-name-asian="Droid Sans" style:font-name-complex="Droid Sans"/>
    </style:style>
    <style:style style:name="P88" style:family="paragraph" style:parent-style-name="Standard">
      <style:paragraph-properties fo:line-height="115%" style:writing-mode="lr-tb"/>
      <style:text-properties style:font-name="Droid Sans1" fo:font-weight="bold" style:font-name-asian="Droid Sans" style:font-weight-asian="bold" style:font-name-complex="Droid Sans" style:font-weight-complex="bold"/>
    </style:style>
    <style:style style:name="P89" style:family="paragraph" style:parent-style-name="Standard">
      <style:paragraph-properties fo:line-height="115%" fo:text-align="justify" style:justify-single-word="false" style:writing-mode="lr-tb"/>
      <style:text-properties style:font-name="Droid Sans1" fo:font-weight="bold" style:font-name-asian="Droid Sans" style:font-weight-asian="bold" style:font-name-complex="Droid Sans" style:font-weight-complex="bold"/>
    </style:style>
    <style:style style:name="P90" style:family="paragraph" style:parent-style-name="Standard">
      <style:paragraph-properties fo:line-height="115%" fo:text-align="justify" style:justify-single-word="false" style:writing-mode="lr-tb"/>
      <style:text-properties style:font-name="Droid Sans1" fo:font-weight="bold" officeooo:paragraph-rsid="0034a540" style:font-name-asian="Droid Sans" style:font-weight-asian="bold" style:font-name-complex="Droid Sans" style:font-weight-complex="bold"/>
    </style:style>
    <style:style style:name="P91" style:family="paragraph" style:parent-style-name="Standard">
      <style:paragraph-properties fo:line-height="115%" fo:text-align="justify" style:justify-single-word="false" style:writing-mode="lr-tb"/>
      <style:text-properties style:font-name="Droid Sans1" fo:font-weight="bold" officeooo:rsid="003f27cc" officeooo:paragraph-rsid="003f27cc" style:font-name-asian="Droid Sans" style:font-weight-asian="bold" style:font-name-complex="Droid Sans" style:font-weight-complex="bold"/>
    </style:style>
    <style:style style:name="P92" style:family="paragraph" style:parent-style-name="Standard">
      <style:paragraph-properties fo:line-height="115%" fo:text-align="justify" style:justify-single-word="false" style:writing-mode="lr-tb"/>
      <style:text-properties style:font-name="Droid Sans1" fo:font-weight="bold" style:font-weight-asian="bold" style:font-weight-complex="bold"/>
    </style:style>
    <style:style style:name="P93" style:family="paragraph" style:parent-style-name="Standard">
      <style:paragraph-properties fo:line-height="115%" fo:break-before="page" style:writing-mode="lr-tb"/>
      <style:text-properties style:font-name="Droid Sans1" style:text-underline-style="solid" style:text-underline-width="auto" style:text-underline-color="font-color" fo:font-weight="bold" style:font-name-asian="Droid Sans" style:font-weight-asian="bold" style:font-name-complex="Droid Sans" style:font-weight-complex="bold"/>
    </style:style>
    <style:style style:name="P94" style:family="paragraph" style:parent-style-name="Standard">
      <style:paragraph-properties fo:line-height="115%" fo:break-before="page" style:writing-mode="lr-tb"/>
      <style:text-properties style:font-name="Droid Sans1" fo:font-weight="bold" style:font-name-asian="Droid Sans" style:font-weight-asian="bold" style:font-name-complex="Droid Sans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Droid Sans1" fo:font-size="12pt" fo:font-weight="bold" officeooo:paragraph-rsid="003ab8fe" style:font-size-asian="12pt" style:font-weight-asian="bold" style:font-size-complex="12pt" style:font-weight-complex="bold"/>
    </style:style>
    <style:style style:name="P96" style:family="paragraph" style:parent-style-name="Table_20_Contents">
      <style:text-properties style:font-name="Droid Sans1" fo:font-size="12pt" officeooo:paragraph-rsid="003ab8fe" style:font-size-asian="12pt" style:font-size-complex="12pt"/>
    </style:style>
    <style:style style:name="P97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  <style:text-properties style:font-name="Droid Sans1"/>
    </style:style>
    <style:style style:name="P98" style:family="paragraph" style:parent-style-name="Standard">
      <style:text-properties style:font-name="Droid Sans1"/>
    </style:style>
    <style:style style:name="P99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style:font-name="Droid Sans1" style:font-name-asian="Droid Sans" style:font-name-complex="Droid Sans"/>
    </style:style>
    <style:style style:name="P100" style:family="paragraph" style:parent-style-name="Standard" style:list-style-name="LS7">
      <style:paragraph-properties fo:margin-top="0cm" fo:margin-bottom="0cm" style:contextual-spacing="false" fo:line-height="115%" fo:break-before="auto" fo:break-after="auto" style:writing-mode="lr-tb"/>
      <style:text-properties style:font-name="Droid Sans1" style:font-name-asian="Droid Sans" style:font-name-complex="Droid Sans"/>
    </style:style>
    <style:style style:name="P101" style:family="paragraph" style:parent-style-name="Standard" style:list-style-name="LS8">
      <style:paragraph-properties fo:margin-top="0cm" fo:margin-bottom="0cm" style:contextual-spacing="false" fo:line-height="115%" fo:break-before="auto" fo:break-after="auto" style:writing-mode="lr-tb"/>
      <style:text-properties style:font-name="Droid Sans1" style:font-name-asian="Droid Sans" style:font-name-complex="Droid Sans"/>
    </style:style>
    <style:style style:name="P102" style:family="paragraph" style:parent-style-name="Standard">
      <style:paragraph-properties fo:line-height="115%" style:writing-mode="lr-tb"/>
      <style:text-properties style:font-name="Droid Sans1" officeooo:rsid="003f27cc" style:font-name-asian="Droid Sans" style:font-name-complex="Droid Sans"/>
    </style:style>
    <style:style style:name="P103" style:family="paragraph" style:parent-style-name="Standard">
      <style:paragraph-properties fo:line-height="115%" style:writing-mode="lr-tb"/>
      <style:text-properties style:font-name="Droid Sans1" fo:font-weight="normal" officeooo:rsid="003f27cc" officeooo:paragraph-rsid="0040695a" style:font-name-asian="Droid Sans" style:font-weight-asian="normal" style:font-name-complex="Droid Sans" style:font-weight-complex="normal"/>
    </style:style>
    <style:style style:name="P104" style:family="paragraph" style:parent-style-name="Standard">
      <style:paragraph-properties fo:line-height="115%" style:writing-mode="lr-tb"/>
      <style:text-properties style:font-name="Droid Sans1" fo:font-weight="bold" style:font-name-asian="Droid Sans" style:font-weight-asian="bold" style:font-name-complex="Droid Sans" style:font-weight-complex="bold"/>
    </style:style>
    <style:style style:name="P105" style:family="paragraph" style:parent-style-name="Standard">
      <style:paragraph-properties fo:line-height="115%" fo:text-align="justify" style:justify-single-word="false" style:writing-mode="lr-tb"/>
      <style:text-properties style:font-name="Droid Sans1" fo:font-weight="bold" officeooo:rsid="003f27cc" style:font-name-asian="Droid Sans" style:font-weight-asian="bold" style:font-name-complex="Droid Sans" style:font-weight-complex="bold"/>
    </style:style>
    <style:style style:name="P106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Droid Sans1" fo:font-weight="bold" style:font-name-asian="Droid Sans" style:font-weight-asian="bold" style:font-name-complex="Droid Sans" style:font-weight-complex="bold"/>
    </style:style>
    <style:style style:name="P107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  <style:text-properties style:font-name="Droid Sans1" fo:font-weight="bold" style:font-name-asian="Droid Sans" style:font-weight-asian="bold" style:font-name-complex="Droid Sans" style:font-weight-complex="bold"/>
    </style:style>
    <style:style style:name="P108" style:family="paragraph" style:parent-style-name="Standard">
      <style:paragraph-properties fo:line-height="115%" fo:break-before="auto" fo:break-after="auto" style:writing-mode="lr-tb"/>
      <style:text-properties style:font-name="Droid Sans1" fo:font-weight="bold" style:font-name-asian="Droid Sans" style:font-weight-asian="bold" style:font-name-complex="Droid Sans" style:font-weight-complex="bold"/>
    </style:style>
    <style:style style:name="P10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Droid Sans1" fo:font-weight="bold" style:font-name-asian="Droid Sans" style:font-weight-asian="bold" style:font-name-complex="Droid Sans" style:font-weight-complex="bold"/>
    </style:style>
    <style:style style:name="P110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style:font-name="Droid Sans1" fo:font-weight="bold" officeooo:rsid="003f27cc" style:font-name-asian="Droid Sans" style:font-weight-asian="bold" style:font-name-complex="Droid Sans" style:font-weight-complex="bold"/>
    </style:style>
    <style:style style:name="T1" style:family="text">
      <style:text-properties fo:color="#000000" style:text-line-through-style="none" fo:font-size="11pt" fo:font-style="normal" style:text-underline-style="none" fo:font-weight="normal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T2" style:family="text">
      <style:text-properties fo:color="#000000" style:text-line-through-style="none" fo:font-size="11pt" fo:font-style="normal" style:text-underline-style="none" fo:font-weight="normal" officeooo:rsid="0042650e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T3" style:family="text">
      <style:text-properties fo:color="#000000" style:text-line-through-style="none" fo:font-size="11pt" fo:font-style="normal" style:text-underline-style="none" fo:font-weight="normal" officeooo:rsid="00220183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T4" style:family="text">
      <style:text-properties fo:color="#000000" style:text-line-through-style="none" fo:font-size="11pt" fo:font-style="normal" style:text-underline-style="none" fo:font-weight="normal" officeooo:rsid="0040695a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T5" style:family="text">
      <style:text-properties fo:color="#000000" style:text-line-through-style="none" fo:font-size="11pt" fo:font-style="normal" style:text-underline-style="none" fo:font-weight="normal" officeooo:rsid="00237de0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T6" style:family="text">
      <style:text-properties fo:color="#000000" style:text-line-through-style="none" fo:font-size="11pt" fo:font-style="normal" style:text-underline-style="none" fo:font-weight="normal" officeooo:rsid="002bbcaf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T7" style:family="text">
      <style:text-properties fo:color="#000000" style:text-line-through-style="none" fo:font-size="11pt" fo:font-style="normal" style:text-underline-style="none" fo:font-weight="normal" officeooo:rsid="001f1b33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T8" style:family="text">
      <style:text-properties fo:color="#000000" style:text-line-through-style="none" fo:font-size="11pt" fo:font-style="normal" style:text-underline-style="none" fo:font-weight="normal" officeooo:rsid="002bc52c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T9" style:family="text">
      <style:text-properties fo:color="#000000" style:text-line-through-style="none" fo:font-size="11pt" fo:font-style="normal" style:text-underline-style="none" fo:font-weight="normal" officeooo:rsid="002531a2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T10" style:family="text">
      <style:text-properties fo:color="#000000" style:text-line-through-style="none" fo:font-size="11pt" fo:font-style="normal" style:text-underline-style="none" fo:font-weight="normal" officeooo:rsid="00332417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T11" style:family="text">
      <style:text-properties fo:color="#000000" style:text-line-through-style="none" fo:font-size="11pt" fo:font-style="normal" style:text-underline-style="none" fo:font-weight="normal" officeooo:rsid="0034a540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T12" style:family="text">
      <style:text-properties fo:color="#000000" style:text-line-through-style="none" fo:font-size="11pt" fo:font-style="normal" style:text-underline-style="none" fo:font-weight="normal" officeooo:rsid="0036dd2c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T13" style:family="text">
      <style:text-properties fo:color="#000000" style:text-line-through-style="none" fo:font-size="11pt" fo:font-style="normal" style:text-underline-style="none" fo:font-weight="normal" officeooo:rsid="00434e65" style:font-name-asian="Droid Sans" style:font-size-asian="11pt" style:font-style-asian="normal" style:font-weight-asian="normal" style:font-name-complex="Droid Sans" style:font-size-complex="11pt" style:font-style-complex="normal" style:font-weight-complex="normal"/>
    </style:style>
    <style:style style:name="T14" style:family="text">
      <style:text-properties fo:color="#000000" style:text-line-through-style="none" fo:font-size="11pt" fo:font-style="normal" style:text-underline-style="none" fo:font-weight="bold" style:font-name-asian="Droid Sans" style:font-size-asian="11pt" style:font-style-asian="normal" style:font-weight-asian="bold" style:font-name-complex="Droid Sans" style:font-size-complex="11pt" style:font-style-complex="normal" style:font-weight-complex="bold"/>
    </style:style>
    <style:style style:name="T15" style:family="text">
      <style:text-properties fo:color="#000000" style:text-line-through-style="none" fo:font-size="11pt" fo:font-style="normal" style:text-underline-style="none" fo:font-weight="bold" officeooo:rsid="00237de0" style:font-name-asian="Droid Sans" style:font-size-asian="11pt" style:font-style-asian="normal" style:font-weight-asian="bold" style:font-name-complex="Droid Sans" style:font-size-complex="11pt" style:font-style-complex="normal" style:font-weight-complex="bold"/>
    </style:style>
    <style:style style:name="T16" style:family="text">
      <style:text-properties fo:color="#000000" style:text-line-through-style="none" fo:font-size="11pt" fo:font-style="normal" style:text-underline-style="none" fo:font-weight="bold" officeooo:rsid="001f1b33" style:font-name-asian="Droid Sans" style:font-size-asian="11pt" style:font-style-asian="normal" style:font-weight-asian="bold" style:font-name-complex="Droid Sans" style:font-size-complex="11pt" style:font-style-complex="normal" style:font-weight-complex="bold"/>
    </style:style>
    <style:style style:name="T17" style:family="text">
      <style:text-properties fo:color="#000000" style:text-line-through-style="none" fo:font-size="11pt" fo:font-style="normal" style:text-underline-style="none" fo:font-weight="bold" officeooo:rsid="0028033a" style:font-name-asian="Droid Sans" style:font-size-asian="11pt" style:font-style-asian="normal" style:font-weight-asian="bold" style:font-name-complex="Droid Sans" style:font-size-complex="11pt" style:font-style-complex="normal" style:font-weight-complex="bold"/>
    </style:style>
    <style:style style:name="T18" style:family="text">
      <style:text-properties officeooo:rsid="00237de0"/>
    </style:style>
    <style:style style:name="T19" style:family="text">
      <style:text-properties officeooo:rsid="002bc52c"/>
    </style:style>
    <style:style style:name="T20" style:family="text">
      <style:text-properties officeooo:rsid="002d0ab6"/>
    </style:style>
    <style:style style:name="T21" style:family="text">
      <style:text-properties officeooo:rsid="002d2cbf"/>
    </style:style>
    <style:style style:name="T22" style:family="text">
      <style:text-properties officeooo:rsid="002edd90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3f27cc" style:font-weight-asian="bold" style:font-weight-complex="bold"/>
    </style:style>
    <style:style style:name="T25" style:family="text">
      <style:text-properties fo:font-weight="bold" officeooo:rsid="002d0ab6" style:font-weight-asian="bold" style:font-weight-complex="bold"/>
    </style:style>
    <style:style style:name="T26" style:family="text">
      <style:text-properties fo:font-weight="bold" style:font-name-asian="Droid Sans" style:font-weight-asian="bold" style:font-name-complex="Droid Sans" style:font-weight-complex="bold"/>
    </style:style>
    <style:style style:name="T27" style:family="text">
      <style:text-properties officeooo:rsid="00332417"/>
    </style:style>
    <style:style style:name="T28" style:family="text">
      <style:text-properties officeooo:rsid="0034a540"/>
    </style:style>
    <style:style style:name="T29" style:family="text">
      <style:text-properties officeooo:rsid="0034d939"/>
    </style:style>
    <style:style style:name="T30" style:family="text">
      <style:text-properties officeooo:rsid="00359e52"/>
    </style:style>
    <style:style style:name="T31" style:family="text">
      <style:text-properties officeooo:rsid="0036dd2c"/>
    </style:style>
    <style:style style:name="T32" style:family="text">
      <style:text-properties officeooo:rsid="0038610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3d4adc" style:font-weight-asian="normal" style:font-weight-complex="normal"/>
    </style:style>
    <style:style style:name="T35" style:family="text">
      <style:text-properties officeooo:rsid="003ab8fe"/>
    </style:style>
    <style:style style:name="T36" style:family="text">
      <style:text-properties officeooo:rsid="003c860c"/>
    </style:style>
    <style:style style:name="T37" style:family="text">
      <style:text-properties officeooo:rsid="003d4adc"/>
    </style:style>
    <style:style style:name="T38" style:family="text">
      <style:text-properties officeooo:rsid="003f27cc"/>
    </style:style>
    <style:style style:name="T39" style:family="text">
      <style:text-properties officeooo:rsid="0040695a"/>
    </style:style>
    <style:style style:name="T40" style:family="text">
      <style:text-properties officeooo:rsid="0040f4a5"/>
    </style:style>
    <style:style style:name="T41" style:family="text">
      <style:text-properties officeooo:rsid="0042650e"/>
    </style:style>
    <style:style style:name="T42" style:family="text">
      <style:text-properties officeooo:rsid="00434e65"/>
    </style:style>
    <style:style style:name="T43" style:family="text">
      <style:text-properties style:font-name-asian="Droid Sans" style:font-name-complex="Droid Sans"/>
    </style:style>
    <style:style style:name="T44" style:family="text">
      <style:text-properties officeooo:rsid="003f27cc" style:font-name-asian="Droid Sans" style:font-name-complex="Droid Sans"/>
    </style:style>
    <style:style style:name="T45" style:family="text">
      <style:text-properties officeooo:rsid="0034a540" style:font-name-asian="Droid Sans" style:font-name-complex="Droid Sans"/>
    </style:style>
    <style:style style:name="T46" style:family="text">
      <style:text-properties style:font-name="Droid Sans1" fo:font-weight="bold" style:font-name-asian="Droid Sans" style:font-weight-asian="bold" style:font-name-complex="Droid Sans" style:font-weight-complex="bold"/>
    </style:style>
    <style:style style:name="T47" style:family="text">
      <style:text-properties style:font-name="Droid Sans1" style:font-name-asian="Droid Sans" style:font-name-complex="Droid San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><text:span text:style-name="T26"><text:tab/><text:tab/><text:tab/><text:tab/><text:tab/><text:tab/></text:span><text:span text:style-name="T43">Universidad Nacional de Río Cuarto</text:span></text:p>
      <text:p text:style-name="P4"><text:tab/><text:tab/><text:tab/><text:tab/><text:tab/>Facultad de Ciencias Exactas, Fco-Qcas y Naturales</text:p>
      <text:p text:style-name="P4"><text:tab/><text:tab/><text:tab/><text:tab/><text:tab/><text:tab/>Departamento de Computación</text:p>
      <text:p text:style-name="P4"><text:tab/><text:tab/><text:tab/><text:tab/><text:tab/><text:tab/>Ingeniería de Software (Código 3304)</text:p>
      <text:p text:style-name="P3"/>
      <text:p text:style-name="P3"/>
      <text:p text:style-name="P3"/>
      <text:p text:style-name="P15">Especificación de</text:p>
      <text:p text:style-name="P15"/>
      <text:p text:style-name="P15">Requisitos de Software</text:p>
      <text:p text:style-name="P15"/>
      <text:p text:style-name="P16"/>
      <text:p text:style-name="P15"/>
      <text:p text:style-name="P18">Proyecto Taller</text:p>
      <text:p text:style-name="P18"/>
      <text:p text:style-name="P18">2013</text:p>
      <text:p text:style-name="P18"/>
      <text:p text:style-name="P19">Reversi Game</text:p>
      <text:p text:style-name="P17"/>
      <text:p text:style-name="P17"/>
      <text:p text:style-name="P20">Integrantes:</text:p>
      <text:p text:style-name="P20"/>
      <text:list xml:id="list4604852669907666574" text:style-name="LS1">
        <text:list-item>
          <text:p text:style-name="P99">Karim Abuzaid, DNI: 35.472.429</text:p>
        </text:list-item>
      </text:list>
      <text:p text:style-name="P3"/>
      <text:list xml:id="list1" text:style-name="LS1">
        <text:list-item>
          <text:p text:style-name="P99">Pablo Marconi, DNI: 33.359.204 <text:tab/></text:p>
        </text:list-item>
      </text:list>
      <text:p text:style-name="P3"/>
      <text:list xml:id="list2" text:style-name="LS1">
        <text:list-item>
          <text:p text:style-name="P99">Dario Astorga, DNI: 35.134.346</text:p>
        </text:list-item>
      </text:list>
      <text:p text:style-name="P22"/>
      <text:p text:style-name="P93">Índice</text:p>
      <text:p text:style-name="P22"/>
      <text:p text:style-name="P3">Registro de Cambios</text:p>
      <text:p text:style-name="P3"/>
      <text:p text:style-name="P3">1. Introducción</text:p>
      <text:p text:style-name="P3"><text:tab/>1.1. Propósito</text:p>
      <text:p text:style-name="P3"><text:tab/>1.2. Alcance</text:p>
      <text:p text:style-name="P3"><text:tab/>1.3. Definición, acrónimos y abreviaciones</text:p>
      <text:p text:style-name="P3"><text:tab/>1.4. Glosario</text:p>
      <text:p text:style-name="P3"><text:tab/>1.5. Referencias</text:p>
      <text:p text:style-name="P3"><text:tab/>1.6. Personal involucrado</text:p>
      <text:p text:style-name="P3"><text:tab/>1.7. Visión global</text:p>
      <text:p text:style-name="P3">2. Descripción global</text:p>
      <text:p text:style-name="P3"><text:tab/>2.1. Perspectiva del producto</text:p>
      <text:p text:style-name="P3"><text:tab/>2.2. Funciones del producto</text:p>
      <text:p text:style-name="P3"><text:tab/>2.3. Características del usuario</text:p>
      <text:p text:style-name="P3"><text:tab/><text:tab/>2.3.1. Perfil de usuario</text:p>
      <text:p text:style-name="P3"><text:tab/><text:tab/>2.3.2. Jerarquía de usuario</text:p>
      <text:p text:style-name="P3"><text:tab/>2.4. Restricciones generales</text:p>
      <text:p text:style-name="P3"><text:tab/><text:tab/>2.4.1. Políticas reguladoras</text:p>
      <text:p text:style-name="P3"><text:tab/><text:tab/>2.4.2. Limitaciones de hardware</text:p>
      <text:p text:style-name="P3"><text:tab/><text:tab/>2.4.3. Interfaces con otras aplicaciones</text:p>
      <text:p text:style-name="P3"><text:tab/><text:tab/>2.4.4. Funcionamiento paralelo</text:p>
      <text:p text:style-name="P3"><text:tab/><text:tab/>2.4.5. Funcionamiento de auditoría</text:p>
      <text:p text:style-name="P3"><text:tab/><text:tab/>2.4.6. Funciones de control</text:p>
      <text:p text:style-name="P3"><text:tab/><text:tab/>2.4.7. Requisitos del lenguaje</text:p>
      <text:p text:style-name="P3"><text:tab/><text:tab/>2.4.8. Protocolos señalados</text:p>
      <text:p text:style-name="P3"><text:tab/><text:tab/>2.4.9. Credibilidad de la aplicación</text:p>
      <text:p text:style-name="P3"><text:tab/><text:tab/>2.4.10. Consideraciones de seguridad</text:p>
      <text:p text:style-name="P3"><text:tab/>2.5. Suposiciones y dependencias</text:p>
      <text:p text:style-name="P3"><text:tab/>2.6. Prorratear los requisitos</text:p>
      <text:p text:style-name="P3">3. Requerimientos específicos</text:p>
      <text:p text:style-name="P3"><text:tab/>3.1. Requerimientos de interfaces externas</text:p>
      <text:p text:style-name="P3"><text:tab/>3.2. Requerimientos funcionales</text:p>
      <text:p text:style-name="P5"><text:tab/><text:tab/><text:span text:style-name="T33">3.2.1. Inici</text:span><text:span text:style-name="T34">o</text:span><text:span text:style-name="T33"> un juego nuevo.</text:span></text:p>
      <text:p text:style-name="P5"><text:tab/><text:tab/><text:span text:style-name="T33">3.2.2. </text:span><text:span text:style-name="T34">Cambio de vista</text:span><text:span text:style-name="T33">.</text:span></text:p>
      <text:p text:style-name="P5"><text:tab/><text:tab/>3.2.3. <text:span text:style-name="T33">Deshacer jugada.</text:span></text:p>
      <text:p text:style-name="P3"><text:tab/><text:tab/>3.2.<text:span text:style-name="T38">4</text:span>. <text:span text:style-name="T38">Rehacer jugada.</text:span></text:p>
      <text:p text:style-name="P3"><text:tab/><text:tab/>3.2.<text:span text:style-name="T38">5</text:span>. <text:span text:style-name="T38">Guardar partida.</text:span></text:p>
      <text:p text:style-name="P102"><text:tab/><text:tab/>3.2.6. Abrir partida.</text:p>
      <text:p text:style-name="P102"><text:tab/><text:tab/>3.2.7. Realizar jugada.</text:p>
      <text:p text:style-name="P103"><text:tab/><text:tab/>3.2.8. Guardar puntaje</text:p>
      <text:p text:style-name="P3"/>
      <text:p text:style-name="P3"/>
      <text:p text:style-name="P3"><text:soft-page-break/></text:p>
      <text:p text:style-name="P3"/>
      <text:p text:style-name="P20">Registro de cambios:</text:p>
      <text:p text:style-name="P20"/>
      <table:table table:name="Tabla1" table:style-name="Tabla1">
        <table:table-column table:style-name="Tabla1.A" table:number-columns-repeated="4"/>
        <table:table-column table:style-name="Tabla1.E"/>
        <table:table-row>
          <table:table-cell table:style-name="Tabla1.A1" office:value-type="string">
            <text:p text:style-name="P31">Fecha</text:p>
          </table:table-cell>
          <table:table-cell table:style-name="Tabla1.A1" office:value-type="string">
            <text:p text:style-name="P31">Autor</text:p>
          </table:table-cell>
          <table:table-cell table:style-name="Tabla1.A1" office:value-type="string">
            <text:p text:style-name="P31">Versión</text:p>
          </table:table-cell>
          <table:table-cell table:style-name="Tabla1.A1" office:value-type="string">
            <text:p text:style-name="P31">Comentario</text:p>
          </table:table-cell>
          <table:table-cell table:style-name="Tabla1.A1" office:value-type="string">
            <text:p text:style-name="P31"># Horas</text:p>
          </table:table-cell>
        </table:table-row>
        <table:table-row>
          <table:table-cell table:style-name="Tabla1.A1" office:value-type="string">
            <text:p text:style-name="P31">13/09/2020</text:p>
          </table:table-cell>
          <table:table-cell table:style-name="Tabla1.A1" office:value-type="string">
            <text:p text:style-name="P31">Pablo <text:span text:style-name="T40">Marconi</text:span></text:p>
          </table:table-cell>
          <table:table-cell table:style-name="Tabla1.A1" office:value-type="string">
            <text:p text:style-name="P31">v 0.1</text:p>
          </table:table-cell>
          <table:table-cell table:style-name="Tabla1.A1" office:value-type="string">
            <text:p text:style-name="P31"/>
          </table:table-cell>
          <table:table-cell table:style-name="Tabla1.A1" office:value-type="string">
            <text:p text:style-name="P31">2</text:p>
          </table:table-cell>
        </table:table-row>
        <table:table-row>
          <table:table-cell table:style-name="Tabla1.A1" office:value-type="string">
            <text:p text:style-name="P31">16/09/2013</text:p>
          </table:table-cell>
          <table:table-cell table:style-name="Tabla1.A1" office:value-type="string">
            <text:p text:style-name="P39">Dario Astorga</text:p>
          </table:table-cell>
          <table:table-cell table:style-name="Tabla1.A1" office:value-type="string">
            <text:p text:style-name="P31">v 0.2</text:p>
          </table:table-cell>
          <table:table-cell table:style-name="Tabla1.A1" office:value-type="string">
            <text:p text:style-name="P41"/>
          </table:table-cell>
          <table:table-cell table:style-name="Tabla1.A1" office:value-type="string">
            <text:p text:style-name="P39">2</text:p>
          </table:table-cell>
        </table:table-row>
        <table:table-row>
          <table:table-cell table:style-name="Tabla1.A1" office:value-type="string">
            <text:p text:style-name="P40">24/09/2013</text:p>
          </table:table-cell>
          <table:table-cell table:style-name="Tabla1.A1" office:value-type="string">
            <text:p text:style-name="P40">Karim Abuzaid</text:p>
          </table:table-cell>
          <table:table-cell table:style-name="Tabla1.A1" office:value-type="string">
            <text:p text:style-name="P40">V0.3</text:p>
          </table:table-cell>
          <table:table-cell table:style-name="Tabla1.A1" office:value-type="string">
            <text:p text:style-name="P42"/>
          </table:table-cell>
          <table:table-cell table:style-name="Tabla1.A1" office:value-type="string">
            <text:p text:style-name="P40">2</text:p>
          </table:table-cell>
        </table:table-row>
        <table:table-row>
          <table:table-cell table:style-name="Tabla1.A1" office:value-type="string">
            <text:p text:style-name="P43"/>
          </table:table-cell>
          <table:table-cell table:style-name="Tabla1.A1" office:value-type="string">
            <text:p text:style-name="P43"/>
          </table:table-cell>
          <table:table-cell table:style-name="Tabla1.A1" office:value-type="string">
            <text:p text:style-name="P43"/>
          </table:table-cell>
          <table:table-cell table:style-name="Tabla1.A1" office:value-type="string">
            <text:p text:style-name="P43"/>
          </table:table-cell>
          <table:table-cell table:style-name="Tabla1.A1" office:value-type="string">
            <text:p text:style-name="P43"/>
          </table:table-cell>
        </table:table-row>
        <table:table-row>
          <table:table-cell table:style-name="Tabla1.A1" office:value-type="string">
            <text:p text:style-name="P43"/>
          </table:table-cell>
          <table:table-cell table:style-name="Tabla1.A1" office:value-type="string">
            <text:p text:style-name="P43"/>
          </table:table-cell>
          <table:table-cell table:style-name="Tabla1.A1" office:value-type="string">
            <text:p text:style-name="P43"/>
          </table:table-cell>
          <table:table-cell table:style-name="Tabla1.A1" office:value-type="string">
            <text:p text:style-name="P43"/>
          </table:table-cell>
          <table:table-cell table:style-name="Tabla1.A1" office:value-type="string">
            <text:p text:style-name="P43"/>
          </table:table-cell>
        </table:table-row>
        <table:table-row>
          <table:table-cell table:style-name="Tabla1.A1" office:value-type="string">
            <text:p text:style-name="P43"/>
          </table:table-cell>
          <table:table-cell table:style-name="Tabla1.A1" office:value-type="string">
            <text:p text:style-name="P43"/>
          </table:table-cell>
          <table:table-cell table:style-name="Tabla1.A1" office:value-type="string">
            <text:p text:style-name="P43"/>
          </table:table-cell>
          <table:table-cell table:style-name="Tabla1.A1" office:value-type="string">
            <text:p text:style-name="P43"/>
          </table:table-cell>
          <table:table-cell table:style-name="Tabla1.A1" office:value-type="string">
            <text:p text:style-name="P43"/>
          </table:table-cell>
        </table:table-row>
      </table:table>
      <text:p text:style-name="P2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1. Introducción</text:p>
      <text:p text:style-name="P21"/>
      <text:p text:style-name="P21">1.1. Propósito</text:p>
      <text:p text:style-name="P21"/>
      <text:p text:style-name="P6">El presente documento tiene como propósito definir las especificaciones funcionales, no funcionales y del sistema para la implementación de una aplicación JAVA que permitirá a un usuario jugar al Reversi.</text:p>
      <text:p text:style-name="P20"/>
      <text:p text:style-name="P21">1.2. Alcance</text:p>
      <text:p text:style-name="P21"/>
      <text:p text:style-name="P6">Diseño, desarrollo e Implementación del juego Reversi.</text:p>
      <text:p text:style-name="P6"/>
      <text:p text:style-name="P6">Para desarrollar este juego se utilizará el lenguaje JAVA, utilizando el patrón arquitectural MVC (modelo-vista-controlador), <text:span text:style-name="T32">y el patron Observer,</text:span> implementando las funcionalidades requeridas para la funcionalidad del juego, además permitirá al usuario alternar el juego entre dos vistas.</text:p>
      <text:p text:style-name="P3"/>
      <text:p text:style-name="P21">1.3. Definiciones, acrónimos y abreviaciones</text:p>
      <text:p text:style-name="P3"/>
      <text:p text:style-name="P24"><text:span text:style-name="T26">MVC:</text:span><text:span text:style-name="T43"> modelo vista controlador</text:span></text:p>
      <text:p text:style-name="P6"/>
      <text:p text:style-name="P21">1.4. Glosario</text:p>
      <text:p text:style-name="P21"/>
      <text:p text:style-name="P23"><text:span text:style-name="T26">Usuario: </text:span><text:span text:style-name="T43">Persona.</text:span></text:p>
      <text:p text:style-name="P3"/>
      <text:p text:style-name="P23"><text:span text:style-name="T26">Java:</text:span><text:span text:style-name="T43"> Es un lenguaje de programación orientado a objetos. Que permite el desarrollo de una aplicación para algún uso específico.</text:span></text:p>
      <text:p text:style-name="P20"/>
      <text:p text:style-name="P1"><text:span text:style-name="T46">MVC: </text:span><text:span text:style-name="T47">Modelo vista controlador es un patrón de</text:span><text:a xlink:type="simple" xlink:href="http://es.wikipedia.org/wiki/Arquitectura_de_software"><text:span text:style-name="T47"> </text:span></text:a><text:span text:style-name="T47">arquitectura de software que separa los</text:span><text:a xlink:type="simple" xlink:href="http://es.wikipedia.org/wiki/Datos"><text:span text:style-name="T47"> </text:span></text:a><text:span text:style-name="T47">datos y la</text:span><text:a xlink:type="simple" xlink:href="http://es.wikipedia.org/wiki/Lógica_de_negocio"><text:span text:style-name="T47"> </text:span></text:a><text:span text:style-name="T47">lógica de negocios de una aplicación de la</text:span><text:a xlink:type="simple" xlink:href="http://es.wikipedia.org/wiki/Interfaz_de_usuario"><text:span text:style-name="T47"> </text:span></text:a><text:span text:style-name="T47">interfaz de usuario y el módulo encargado de gestionar los eventos y las comunicaciones.</text:span></text:p>
      <text:p text:style-name="P3"/>
      <text:p text:style-name="P20">1.5. Referencias</text:p>
      <text:p text:style-name="P3"/>
      <text:list xml:id="list643760762206392174" text:style-name="LS7">
        <text:list-item>
          <text:p text:style-name="P100">IEEE 830 esp - http://www.ctr.unican.es/asignaturas/is1/IEEE830_esp.pdf <text:tab/></text:p>
        </text:list-item>
        <text:list-item>
          <text:p text:style-name="P100">SRS para el desarrollo del SIS-WEB de la Universidad del Valle - <text:tab/>http://cic.puj.edu.co/wiki/lib/exe/fetch.php?media=materias:pis:ejemplo_de_especificacion_de_requerimientos_-_para_sesion_9.pdf</text:p>
        </text:list-item>
      </text:list>
      <text:p text:style-name="P3"/>
      <text:p text:style-name="P20"/>
      <text:p text:style-name="P94">1.6. Personal involucrado</text:p>
      <text:p text:style-name="P20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48">Nombre</text:p>
          </table:table-cell>
          <table:table-cell table:style-name="Tabla2.A1" office:value-type="string">
            <text:p text:style-name="P98"><text:span text:style-name="T2">Pablo </text:span><text:span text:style-name="T41">Marconi</text:span></text:p>
          </table:table-cell>
        </table:table-row>
        <table:table-row>
          <table:table-cell table:style-name="Tabla2.A1" office:value-type="string">
            <text:p text:style-name="P48">Rol</text:p>
          </table:table-cell>
          <table:table-cell table:style-name="Tabla2.A1" office:value-type="string">
            <text:p text:style-name="P48"><text:span text:style-name="T41">Diseño y d</text:span>esarroll<text:span text:style-name="T41">o</text:span></text:p>
          </table:table-cell>
        </table:table-row>
        <table:table-row>
          <table:table-cell table:style-name="Tabla2.A1" office:value-type="string">
            <text:p text:style-name="P48">Responsabilidades</text:p>
          </table:table-cell>
          <table:table-cell table:style-name="Tabla2.A1" office:value-type="string">
            <text:p text:style-name="P44"/>
          </table:table-cell>
        </table:table-row>
      </table:table>
      <text:p text:style-name="P23"/>
      <text:p text:style-name="P20"/>
      <table:table table:name="Tabla3" table:style-name="Tabla3">
        <table:table-column table:style-name="Tabla3.A" table:number-columns-repeated="2"/>
        <table:table-row>
          <table:table-cell table:style-name="Tabla3.A1" office:value-type="string">
            <text:p text:style-name="P48">Nombre</text:p>
          </table:table-cell>
          <table:table-cell table:style-name="Tabla3.A1" office:value-type="string">
            <text:p text:style-name="P57">Karim Abuzaid</text:p>
          </table:table-cell>
        </table:table-row>
        <table:table-row>
          <table:table-cell table:style-name="Tabla3.A1" office:value-type="string">
            <text:p text:style-name="P48">Rol</text:p>
          </table:table-cell>
          <table:table-cell table:style-name="Tabla3.A1" office:value-type="string">
            <text:p text:style-name="P49"><text:span text:style-name="T41">Diseño y d</text:span>esarr<text:span text:style-name="T41">o</text:span>ll<text:span text:style-name="T41">o</text:span></text:p>
          </table:table-cell>
        </table:table-row>
        <table:table-row>
          <table:table-cell table:style-name="Tabla3.A1" office:value-type="string">
            <text:p text:style-name="P48">Responsabilidades</text:p>
          </table:table-cell>
          <table:table-cell table:style-name="Tabla3.A1" office:value-type="string">
            <text:p text:style-name="P44"/>
          </table:table-cell>
        </table:table-row>
      </table:table>
      <text:p text:style-name="P23"/>
      <text:p text:style-name="P20"/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48">Nombre</text:p>
          </table:table-cell>
          <table:table-cell table:style-name="Tabla4.A1" office:value-type="string">
            <text:p text:style-name="P57">Dario Astorga</text:p>
          </table:table-cell>
        </table:table-row>
        <table:table-row>
          <table:table-cell table:style-name="Tabla4.A1" office:value-type="string">
            <text:p text:style-name="P48">Rol</text:p>
          </table:table-cell>
          <table:table-cell table:style-name="Tabla4.A1" office:value-type="string">
            <text:p text:style-name="P49"><text:span text:style-name="T41">Diseño y d</text:span>esarroll<text:span text:style-name="T41">o</text:span></text:p>
          </table:table-cell>
        </table:table-row>
        <table:table-row>
          <table:table-cell table:style-name="Tabla4.A1" office:value-type="string">
            <text:p text:style-name="P48">Responsabilidades</text:p>
          </table:table-cell>
          <table:table-cell table:style-name="Tabla4.A1" office:value-type="string">
            <text:p text:style-name="P44"/>
          </table:table-cell>
        </table:table-row>
      </table:table>
      <text:p text:style-name="P23"/>
      <text:p text:style-name="P20"><text:tab/> <text:tab/> <text:tab/> <text:tab/></text:p>
      <text:p text:style-name="P79">1.7. Visión Global</text:p>
      <text:p text:style-name="P80"/>
      <text:p text:style-name="P3">En el presente documento se encontrará la información acerca de las características del producto de software, interacción del usuario, vistas del sistema, comportamiento del juego, descripción de los requerimientos funcionales, no funcionales y del sistema, los cuales se representarán mediante el siguiente formato:</text:p>
      <text:p text:style-name="P80"/>
      <text:p text:style-name="P80"/>
      <text:p text:style-name="P29"/>
      <table:table table:name="Table1" table:style-name="Table1">
        <table:table-column table:style-name="Table1.A"/>
        <table:table-row>
          <table:table-cell table:style-name="Table1.A1" office:value-type="string">
            <text:p text:style-name="P30">Caso de uso: <text:span text:style-name="T33">Nombre del caso de uso</text:span></text:p>
            <text:p text:style-name="P30">Precondición:<text:span text:style-name="T33"> -</text:span></text:p>
            <text:p text:style-name="P30">Poscondición: -</text:p>
            <text:p text:style-name="P30">Descripción: <text:span text:style-name="T33">Breve descripción del caso de uso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5">USUARIO</text:p>
          </table:table-cell>
          <table:table-cell table:style-name="Table2.B1" office:value-type="string">
            <text:p text:style-name="P95">SISTEMA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6">Acciones que realiza el usuario<text:line-break/></text:p>
          </table:table-cell>
          <table:table-cell table:style-name="Table3.B1" office:value-type="string">
            <text:p text:style-name="P96">Respuesta a las acciones del usuario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95">FLUJO DE EVENTOS ALTERNATIVO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96"><text:line-break/></text:p>
          </table:table-cell>
        </table:table-row>
      </table:table>
      <text:p text:style-name="P106"><text:soft-page-break/>2 Descripción global</text:p>
      <text:p text:style-name="P79"/>
      <text:p text:style-name="P79">2.1 Perspectiva del producto</text:p>
      <text:p text:style-name="P79"/>
      <text:p text:style-name="P80">El juego a desarrollar será una aplicación de escritorio.</text:p>
      <text:p text:style-name="P80"/>
      <text:p text:style-name="P79">2.2 Funciones del producto</text:p>
      <text:p text:style-name="P79"/>
      <text:p text:style-name="P3">La aplicación permitirá realizar las siguientes funciones:</text:p>
      <text:list xml:id="list5839105415131610422" text:style-name="LS8">
        <text:list-item>
          <text:p text:style-name="P101">Ofrecer al usuario la funcionalidad del juego Reversi. </text:p>
        </text:list-item>
      </text:list>
      <text:p text:style-name="P79"/>
      <text:p text:style-name="P106">2.3. Características del usuario</text:p>
      <text:p text:style-name="P21"/>
      <text:p text:style-name="P6">La aplicación será ejecutada por un usuario sin necesidad de registro. <text:span text:style-name="T35">Solamente se le consultará al usuario su nombre de usuario en caso de tener un puntaje superior a los guardados para ser almacenado.</text:span></text:p>
      <text:p text:style-name="P6"/>
      <text:p text:style-name="P21">2.3.1. Perfil del usuario</text:p>
      <text:p text:style-name="P21"/>
      <text:p text:style-name="P14">La aplicacion será usada por un usuario de escritorio sin necesidad de registro.</text:p>
      <text:p text:style-name="P6"/>
      <text:p text:style-name="P21">2.3.2. Jerarquía de usuario</text:p>
      <text:p text:style-name="P89"/>
      <text:p text:style-name="P25">No es condición del Proyecto</text:p>
      <text:p text:style-name="P21"/>
      <text:p text:style-name="P20">2.4. Restricciones generales</text:p>
      <text:p text:style-name="P88"/>
      <text:p text:style-name="P26">No es condición del Proyecto</text:p>
      <text:p text:style-name="P20"/>
      <text:p text:style-name="P20">2.4.1 Políticas Reguladoras</text:p>
      <text:p text:style-name="P88"/>
      <text:p text:style-name="P3">La aplicación se desarrollará mediante software de licencia abierta, con el lenguaje de programación JAVA, JUnit para la automatización del testing y por lo tanto la utilización de estos programas se hará mediante las políticas establecidas por este tipo de licenciamiento.</text:p>
      <text:p text:style-name="P3"/>
      <text:p text:style-name="P20">2.4.2 Limitaciones de Hardware</text:p>
      <text:p text:style-name="P20"/>
      <text:p text:style-name="P3">Para esta <text:span text:style-name="T36">aplicacion</text:span> será necesario un computador con una máquina virtual java.</text:p>
      <text:p text:style-name="P3"/>
      <text:p text:style-name="P20">2.4.3 Interfaces con otras aplicaciones</text:p>
      <text:p text:style-name="P20"/>
      <text:p text:style-name="P3">Debido a que la aplicación no interactúa con otros sistemas y es autónomo no se</text:p>
      <text:p text:style-name="P3">desarrollan interfaces con otras aplicaciones o sistemas.</text:p>
      <text:p text:style-name="P3"/>
      <text:p text:style-name="P20"><text:soft-page-break/>2.4.4 Funcionamiento Paralelo</text:p>
      <text:p text:style-name="P20"/>
      <text:p text:style-name="P3">No es condición del Proyecto</text:p>
      <text:p text:style-name="P3"/>
      <text:p text:style-name="P20">2.4.5 Funciones de Auditoría</text:p>
      <text:p text:style-name="P20"/>
      <text:p text:style-name="P3">No es condición del Proyecto</text:p>
      <text:p text:style-name="P3"/>
      <text:p text:style-name="P20">2.4.6 Funciones de Control</text:p>
      <text:p text:style-name="P88"/>
      <text:p text:style-name="P28">El usuario no tendrá reestricciones con respecto a la jugabilidad siempre que se respeten las reglas del juego. </text:p>
      <text:p text:style-name="P3"/>
      <text:p text:style-name="P20">2.4.7 Requisitos del Lenguaje</text:p>
      <text:p text:style-name="P88"/>
      <text:p text:style-name="P3">Todo el material que se realice para el usuario y la aplicación debe de estar en lenguaje</text:p>
      <text:p text:style-name="P3">Español.</text:p>
      <text:p text:style-name="P3"/>
      <text:p text:style-name="P20">2.4.8 Protocolos Señalados</text:p>
      <text:p text:style-name="P2"/>
      <text:p text:style-name="P3">No es condición del proyecto.</text:p>
      <text:p text:style-name="P3"/>
      <text:p text:style-name="P20">2.4.9 Credibilidad de la aplicación</text:p>
      <text:p text:style-name="P3"/>
      <text:p text:style-name="P3">Para garantizar una buena credibilidad el sistema deberá ser sometido a una serie de</text:p>
      <text:p text:style-name="P3">pruebas para establecer que se encuentra acorde a los requerimientos que se plasman en el documento en tanto a la consistencia de datos como al rendimiento de la aplicación, tales como tiempos de respuesta.</text:p>
      <text:p text:style-name="P3"/>
      <text:p text:style-name="P20">2.4.10 Consideraciones de seguridad</text:p>
      <text:p text:style-name="P3"/>
      <text:p text:style-name="P13">No es condición del proyecto.</text:p>
      <text:p text:style-name="P81"/>
      <text:p text:style-name="P20">2.5 Suposiciones y dependencias</text:p>
      <text:p text:style-name="P3"/>
      <text:p text:style-name="P5">No es condición del proyecto.</text:p>
      <text:p text:style-name="P3"/>
      <text:p text:style-name="P20">2.6 Prorratear los Requisitos</text:p>
      <text:p text:style-name="P88"/>
      <text:p text:style-name="P27">No es condición del proyecto.</text:p>
      <text:p text:style-name="P6"/>
      <text:p text:style-name="P21">3.1 Requerimientos de interfaces externas</text:p>
      <text:p text:style-name="P6"/>
      <text:p text:style-name="P6">La aplicación no tendrá interconexión con otros sistemas de información, por lo</text:p>
      <text:p text:style-name="P6"><text:soft-page-break/>tanto no es necesaria la utilización de interfaz <text:span text:style-name="T37">externa</text:span> alguna.</text:p>
      <text:p text:style-name="P6"/>
      <text:p text:style-name="P21">3.2 Requerimientos funcionales</text:p>
      <text:p text:style-name="P21"/>
      <text:p text:style-name="P21">3.2.1 <text:s/>Inici<text:span text:style-name="T37">o</text:span> un juego nuevo.</text:p>
      <text:p text:style-name="P7"/>
      <table:table table:name="Tabla10" table:style-name="Tabla10">
        <table:table-column table:style-name="Tabla10.A" table:number-columns-repeated="2"/>
        <table:table-row>
          <table:table-cell table:style-name="Tabla10.A1" table:number-columns-spanned="2" office:value-type="string">
            <text:p text:style-name="P64"><text:span text:style-name="T14">Caso de uso:</text:span><text:span text:style-name="T1"> </text:span><text:span text:style-name="T3">Inici</text:span><text:span text:style-name="T4">a</text:span><text:span text:style-name="T3"> de juego nuevo.</text:span></text:p>
            <text:p text:style-name="P64"><text:span text:style-name="T15">Pre condición</text:span><text:span text:style-name="T14">:</text:span><text:span text:style-name="T1"> </text:span></text:p>
            <text:p text:style-name="P64"><text:span text:style-name="T15">Pos condición</text:span><text:span text:style-name="T14">:</text:span><text:span text:style-name="T1"> </text:span><text:span text:style-name="T3">se inicio un juego nuevo</text:span></text:p>
            <text:p text:style-name="P64"><text:span text:style-name="T14">Descripción:</text:span><text:span text:style-name="T1"> </text:span><text:span text:style-name="T3">inicia un juego nuevo</text:span><text:span text:style-name="T5">.</text:span></text:p>
          </table:table-cell>
          <table:covered-table-cell/>
        </table:table-row>
        <table:table-row>
          <table:table-cell table:style-name="Tabla10.A1" office:value-type="string">
            <text:p text:style-name="P32">U<text:span text:style-name="T18">s</text:span>uario</text:p>
          </table:table-cell>
          <table:table-cell table:style-name="Tabla10.A1" office:value-type="string">
            <text:p text:style-name="P32">Sistema</text:p>
          </table:table-cell>
        </table:table-row>
        <table:table-row>
          <table:table-cell table:style-name="Tabla10.A1" office:value-type="string">
            <text:p text:style-name="P64"><text:span text:style-name="T1">1. </text:span><text:span text:style-name="T6">Confirma la creacion de un juego nuevo.</text:span></text:p>
          </table:table-cell>
          <table:table-cell table:style-name="Tabla10.A1" office:value-type="string">
            <text:p text:style-name="P50"/>
            <text:p text:style-name="P58">2. Verifica que no haya un juego en ejecucion.</text:p>
            <text:p text:style-name="P70"><text:span text:style-name="T22">3. Realiza los cambios necesarios para la creacion de un juego nuevo</text:span>.</text:p>
          </table:table-cell>
        </table:table-row>
        <table:table-row>
          <table:table-cell table:style-name="Tabla10.A1" table:number-columns-spanned="2" office:value-type="string">
            <text:p text:style-name="P32">FLUJOS DE EVENTOS ALTERNATIVOS</text:p>
          </table:table-cell>
          <table:covered-table-cell/>
        </table:table-row>
        <table:table-row>
          <table:table-cell table:style-name="Tabla10.A1" table:number-columns-spanned="2" office:value-type="string">
            <text:p text:style-name="P58">2.1 Si hay un juego en ejecucion, pregunta al usuario si quiere guardarlo. Fin de caso de uso.</text:p>
            <text:p text:style-name="P70">Nota: en cualquier momento el usuario puede cancelar la ejecución del caso de uso.</text:p>
          </table:table-cell>
          <table:covered-table-cell/>
        </table:table-row>
      </table:table>
      <text:p text:style-name="P82"/>
      <text:p text:style-name="P21"><text:span text:style-name="T37">3.2.2</text:span> Cambiar vista.</text:p>
      <text:p text:style-name="P7"/>
      <table:table table:name="Tabla11" table:style-name="Tabla11">
        <table:table-column table:style-name="Tabla11.A" table:number-columns-repeated="2"/>
        <table:table-row>
          <table:table-cell table:style-name="Tabla11.A1" table:number-columns-spanned="2" office:value-type="string">
            <text:p text:style-name="P64"><text:span text:style-name="T14">Caso de uso:</text:span><text:span text:style-name="T1"> </text:span><text:span text:style-name="T7">Cambiar vista</text:span></text:p>
            <text:p text:style-name="P64"><text:span text:style-name="T16">Pre condición</text:span><text:span text:style-name="T14">:</text:span><text:span text:style-name="T1"> </text:span><text:span text:style-name="T7">existe una vista a la cual cambiar.</text:span></text:p>
            <text:p text:style-name="P64"><text:span text:style-name="T16">Pos condición</text:span><text:span text:style-name="T14">:</text:span><text:span text:style-name="T1"> </text:span><text:span text:style-name="T7">cambia la vista del juego en ejecución.</text:span></text:p>
            <text:p text:style-name="P64"><text:span text:style-name="T14">Descripción:</text:span><text:span text:style-name="T1"> </text:span><text:span text:style-name="T2">se cambia la vista de la aplicacion por otra q no se este ejecutando.</text:span></text:p>
          </table:table-cell>
          <table:covered-table-cell/>
        </table:table-row>
        <table:table-row>
          <table:table-cell table:style-name="Tabla11.A1" office:value-type="string">
            <text:p text:style-name="P32">U<text:span text:style-name="T18">s</text:span>uario</text:p>
          </table:table-cell>
          <table:table-cell table:style-name="Tabla11.A1" office:value-type="string">
            <text:p text:style-name="P32">Sistema</text:p>
          </table:table-cell>
        </table:table-row>
        <table:table-row>
          <table:table-cell table:style-name="Tabla11.A1" office:value-type="string">
            <text:p text:style-name="P59">1. El usuario confirma el cambio de vista.</text:p>
          </table:table-cell>
          <table:table-cell table:style-name="Tabla11.A1" office:value-type="string">
            <text:p text:style-name="P50"/>
            <text:p text:style-name="P50">2. <text:span text:style-name="T20">Verifica que el cambio pedido no es la vista en ejecucion.</text:span></text:p>
            <text:p text:style-name="P73"><text:span text:style-name="T20">3. </text:span>Realiza los cambios en la vista.</text:p>
          </table:table-cell>
        </table:table-row>
        <table:table-row>
          <table:table-cell table:style-name="Tabla11.A1" table:number-columns-spanned="2" office:value-type="string">
            <text:p text:style-name="P32">FLUJOS DE EVENTOS ALTERNATIVOS</text:p>
          </table:table-cell>
          <table:covered-table-cell/>
        </table:table-row>
        <table:table-row>
          <table:table-cell table:style-name="Tabla11.A1" table:number-columns-spanned="2" office:value-type="string">
            <text:p text:style-name="P51">2.1 <text:span text:style-name="T19">Si se confirma la vista que ya esta en ejecucion, no se realizan cambios</text:span>. <text:span text:style-name="T20">Fin de caso de uso.</text:span></text:p>
            <text:p text:style-name="P74">Nota: en cualquier momento el usuario puede cancelar la ejecución del caso de uso.</text:p>
          </table:table-cell>
          <table:covered-table-cell/>
        </table:table-row>
      </table:table>
      <text:p text:style-name="P82"/>
      <text:p text:style-name="P21"><text:span text:style-name="T37">3.2.3</text:span> Deshacer jugada.</text:p>
      <text:p text:style-name="P8"/>
      <table:table table:name="Tabla12" table:style-name="Tabla12">
        <table:table-column table:style-name="Tabla12.A" table:number-columns-repeated="2"/>
        <table:table-row>
          <table:table-cell table:style-name="Tabla12.A1" table:number-columns-spanned="2" office:value-type="string">
            <text:p text:style-name="P65"><text:span text:style-name="T14">Caso de uso:</text:span><text:span text:style-name="T1"> </text:span><text:span text:style-name="T5">Deshacer jugada.</text:span></text:p>
            <text:p text:style-name="P65"><text:span text:style-name="T15">Pre condición</text:span><text:span text:style-name="T14">:</text:span><text:span text:style-name="T1"> </text:span><text:span text:style-name="T5">existe una jugada echa.</text:span></text:p>
            <text:p text:style-name="P65"><text:span text:style-name="T15">Pos condición</text:span><text:span text:style-name="T14">:</text:span><text:span text:style-name="T1"> </text:span><text:span text:style-name="T8">jugada </text:span><text:span text:style-name="T2">desecha.</text:span></text:p>
            <text:p text:style-name="P65"><text:soft-page-break/><text:span text:style-name="T14">Descripción:</text:span><text:span text:style-name="T1"> </text:span><text:span text:style-name="T8">se deshace la jugada realizada con anterioridad.</text:span></text:p>
          </table:table-cell>
          <table:covered-table-cell/>
        </table:table-row>
        <table:table-row>
          <table:table-cell table:style-name="Tabla12.A1" office:value-type="string">
            <text:p text:style-name="P33">U<text:span text:style-name="T18">s</text:span>uario</text:p>
          </table:table-cell>
          <table:table-cell table:style-name="Tabla12.A1" office:value-type="string">
            <text:p text:style-name="P33">Sistema</text:p>
          </table:table-cell>
        </table:table-row>
        <table:table-row>
          <table:table-cell table:style-name="Tabla12.A1" office:value-type="string">
            <text:p text:style-name="P52">1. <text:span text:style-name="T20">Confirmar “Deshacer jugada”.</text:span></text:p>
          </table:table-cell>
          <table:table-cell table:style-name="Tabla12.A1" office:value-type="string">
            <text:p text:style-name="P52"/>
            <text:p text:style-name="P52">2. Verifica que <text:span text:style-name="T20">exista una jugada anterior en el juego.</text:span></text:p>
            <text:p text:style-name="P52"><text:span text:style-name="T20">3</text:span>. Realiza el <text:span text:style-name="T20">cambio en el juego</text:span>.</text:p>
          </table:table-cell>
        </table:table-row>
        <table:table-row>
          <table:table-cell table:style-name="Tabla12.A1" table:number-columns-spanned="2" office:value-type="string">
            <text:p text:style-name="P33">FLUJOS DE EVENTOS ALTERNATIVOS</text:p>
          </table:table-cell>
          <table:covered-table-cell/>
        </table:table-row>
        <table:table-row>
          <table:table-cell table:style-name="Tabla12.A1" table:number-columns-spanned="2" office:value-type="string">
            <text:p text:style-name="P52">2.1 <text:span text:style-name="T20">Si no existe una jugada no se realizaran cambios. Fin de caso de uso.</text:span></text:p>
            <text:p text:style-name="P60">Nota: en cualquier momento el usuario puede cancelar la ejecución del caso de uso.</text:p>
          </table:table-cell>
          <table:covered-table-cell/>
        </table:table-row>
      </table:table>
      <text:p text:style-name="P83"/>
      <text:p text:style-name="P21"><text:span text:style-name="T38">3.2.4 </text:span>Rehacer jugada.</text:p>
      <text:p text:style-name="P9"/>
      <table:table table:name="Tabla13" table:style-name="Tabla13">
        <table:table-column table:style-name="Tabla13.A" table:number-columns-repeated="2"/>
        <table:table-row>
          <table:table-cell table:style-name="Tabla13.A1" table:number-columns-spanned="2" office:value-type="string">
            <text:p text:style-name="P66"><text:span text:style-name="T14">Caso de uso:</text:span><text:span text:style-name="T1"> </text:span><text:span text:style-name="T9">Rehacer</text:span><text:span text:style-name="T5"> jugada.</text:span></text:p>
            <text:p text:style-name="P66"><text:span text:style-name="T15">Pre condición</text:span><text:span text:style-name="T14">:</text:span><text:span text:style-name="T1"> </text:span><text:span text:style-name="T2">Existe una jugada proxima a hacer desecha con anterioridad.</text:span></text:p>
            <text:p text:style-name="P66"><text:span text:style-name="T15">Pos condición</text:span><text:span text:style-name="T14">:</text:span><text:span text:style-name="T1"> </text:span><text:span text:style-name="T2">Jugada a rehacer echa.</text:span></text:p>
            <text:p text:style-name="P66"><text:span text:style-name="T14">Descripción:</text:span><text:span text:style-name="T1"> </text:span><text:span text:style-name="T2">Rehacer jugada.</text:span></text:p>
          </table:table-cell>
          <table:covered-table-cell/>
        </table:table-row>
        <table:table-row>
          <table:table-cell table:style-name="Tabla13.A1" office:value-type="string">
            <text:p text:style-name="P34">U<text:span text:style-name="T18">s</text:span>uario</text:p>
          </table:table-cell>
          <table:table-cell table:style-name="Tabla13.A1" office:value-type="string">
            <text:p text:style-name="P34">Sistema</text:p>
          </table:table-cell>
        </table:table-row>
        <table:table-row>
          <table:table-cell table:style-name="Tabla13.A1" office:value-type="string">
            <text:p text:style-name="P53">1. <text:span text:style-name="T20">Confirmar “Rehacer jugada”.</text:span></text:p>
          </table:table-cell>
          <table:table-cell table:style-name="Tabla13.A1" office:value-type="string">
            <text:p text:style-name="P53"/>
            <text:p text:style-name="P53">2. <text:span text:style-name="T20">Verfica que exista una jugada proxima</text:span>.</text:p>
            <text:p text:style-name="P53">3. <text:span text:style-name="T21">Realiza el cambio en el juego.</text:span></text:p>
          </table:table-cell>
        </table:table-row>
        <table:table-row>
          <table:table-cell table:style-name="Tabla13.A1" table:number-columns-spanned="2" office:value-type="string">
            <text:p text:style-name="P34">FLUJOS DE EVENTOS ALTERNATIVOS</text:p>
          </table:table-cell>
          <table:covered-table-cell/>
        </table:table-row>
        <table:table-row>
          <table:table-cell table:style-name="Tabla13.A1" table:number-columns-spanned="2" office:value-type="string">
            <text:p text:style-name="P61">2.1 Si no existe una jugada proxima no se realizan cambios. Fin de caso de uso.</text:p>
            <text:p text:style-name="P53">Nota: en cualquier momento el usuario puede cancelar la ejecución del caso de uso.</text:p>
          </table:table-cell>
          <table:covered-table-cell/>
        </table:table-row>
      </table:table>
      <text:p text:style-name="P84"/>
      <text:p text:style-name="P10"><text:span text:style-name="T24">3.2.5</text:span><text:span text:style-name="T23"> </text:span><text:span text:style-name="T25">Guardar partida</text:span></text:p>
      <text:p text:style-name="P11"/>
      <table:table table:name="Tabla15" table:style-name="Tabla15">
        <table:table-column table:style-name="Tabla15.A" table:number-columns-repeated="2"/>
        <table:table-row>
          <table:table-cell table:style-name="Tabla15.A1" table:number-columns-spanned="2" office:value-type="string">
            <text:p text:style-name="P67"><text:span text:style-name="T14">Caso de uso:</text:span><text:span text:style-name="T1"> </text:span><text:span text:style-name="T10">Guardar partida</text:span></text:p>
            <text:p text:style-name="P67"><text:span text:style-name="T14">Precondición:</text:span><text:span text:style-name="T1"> </text:span><text:span text:style-name="T2">E</text:span><text:span text:style-name="T1">xiste un</text:span><text:span text:style-name="T10">a partida ejecutada que no ah finalizado</text:span><text:span text:style-name="T1">.</text:span></text:p>
            <text:p text:style-name="P54"><text:span text:style-name="T23">Poscondición:</text:span> <text:span text:style-name="T41">S</text:span>e <text:span text:style-name="T27">guardó la partida existente</text:span>.</text:p>
            <text:p text:style-name="P67"><text:span text:style-name="T14">Descripción:</text:span><text:span text:style-name="T1"> </text:span><text:span text:style-name="T2">S</text:span><text:span text:style-name="T10">e guarda la partida en ejecucion no finalizada en un archivo.</text:span></text:p>
          </table:table-cell>
          <table:covered-table-cell/>
        </table:table-row>
        <table:table-row>
          <table:table-cell table:style-name="Tabla15.A1" office:value-type="string">
            <text:p text:style-name="P35">Usuario</text:p>
          </table:table-cell>
          <table:table-cell table:style-name="Tabla15.A1" office:value-type="string">
            <text:p text:style-name="P35">Sistema</text:p>
          </table:table-cell>
        </table:table-row>
        <table:table-row>
          <table:table-cell table:style-name="Tabla15.A1" office:value-type="string">
            <text:p text:style-name="P54">1. Confirma “<text:span text:style-name="T27">Guardar Partida</text:span>”.</text:p>
            <text:p text:style-name="P71"><text:span text:style-name="T27">2</text:span>. <text:span text:style-name="T27">Especifica el lugar de guardado.</text:span></text:p>
          </table:table-cell>
          <table:table-cell table:style-name="Tabla15.A1" office:value-type="string">
            <text:p text:style-name="P45"/>
            <text:p text:style-name="P54"/>
            <text:p text:style-name="P75"><text:span text:style-name="T27">3. </text:span>Guarda la partida.</text:p>
          </table:table-cell>
        </table:table-row>
        <table:table-row>
          <table:table-cell table:style-name="Tabla15.A1" table:number-columns-spanned="2" office:value-type="string">
            <text:p text:style-name="P35">FLUJOS DE EVENTOS ALTERNATIVOS</text:p>
          </table:table-cell>
          <table:covered-table-cell/>
        </table:table-row>
        <table:table-row>
          <table:table-cell table:style-name="Tabla15.A1" table:number-columns-spanned="2" office:value-type="string">
            <text:p text:style-name="P54">Nota: en cualquier momento el usuario puede cancelar la ejecución del caso de uso.</text:p>
          </table:table-cell>
          <table:covered-table-cell/>
        </table:table-row>
      </table:table>
      <text:p text:style-name="P85"><text:soft-page-break/></text:p>
      <text:p text:style-name="P85"/>
      <text:p text:style-name="P91"><text:span text:style-name="T27">3.</text:span>2.6 Abrir partida</text:p>
      <text:p text:style-name="P11"/>
      <table:table table:name="Tabla16" table:style-name="Tabla16">
        <table:table-column table:style-name="Tabla16.A" table:number-columns-repeated="2"/>
        <table:table-row>
          <table:table-cell table:style-name="Tabla16.A1" table:number-columns-spanned="2" office:value-type="string">
            <text:p text:style-name="P67"><text:span text:style-name="T14">Caso de uso:</text:span><text:span text:style-name="T1"> </text:span><text:span text:style-name="T10">Abrir partida</text:span></text:p>
            <text:p text:style-name="P67"><text:span text:style-name="T14">Precondición:</text:span><text:span text:style-name="T1"> </text:span><text:span text:style-name="T2">E</text:span><text:span text:style-name="T1">xiste un</text:span><text:span text:style-name="T10">a partida guardada a ser abierta.</text:span></text:p>
            <text:p text:style-name="P54"><text:span text:style-name="T23">Poscondición:</text:span> <text:span text:style-name="T41">Partida cargada</text:span></text:p>
            <text:p text:style-name="P67"><text:span text:style-name="T14">Descripción:</text:span><text:span text:style-name="T1"> </text:span><text:span text:style-name="T2">S</text:span><text:span text:style-name="T10">e abre una partida guardada en un archivo.</text:span></text:p>
          </table:table-cell>
          <table:covered-table-cell/>
        </table:table-row>
        <table:table-row>
          <table:table-cell table:style-name="Tabla16.A1" office:value-type="string">
            <text:p text:style-name="P35">Usuario</text:p>
          </table:table-cell>
          <table:table-cell table:style-name="Tabla16.A1" office:value-type="string">
            <text:p text:style-name="P35">Sistema</text:p>
          </table:table-cell>
        </table:table-row>
        <table:table-row>
          <table:table-cell table:style-name="Tabla16.A1" office:value-type="string">
            <text:p text:style-name="P54">1. Confirma “<text:span text:style-name="T27">Abrir Partida</text:span>”.</text:p>
            <text:p text:style-name="P71"><text:span text:style-name="T27">2</text:span>. <text:span text:style-name="T27">Especifica el lugar de guardado.</text:span></text:p>
          </table:table-cell>
          <table:table-cell table:style-name="Tabla16.A1" office:value-type="string">
            <text:p text:style-name="P45"/>
            <text:p text:style-name="P54"/>
            <text:p text:style-name="P75">3. Carga la partida.</text:p>
          </table:table-cell>
        </table:table-row>
        <table:table-row>
          <table:table-cell table:style-name="Tabla16.A1" table:number-columns-spanned="2" office:value-type="string">
            <text:p text:style-name="P35">FLUJOS DE EVENTOS ALTERNATIVOS</text:p>
          </table:table-cell>
          <table:covered-table-cell/>
        </table:table-row>
        <table:table-row>
          <table:table-cell table:style-name="Tabla16.A1" table:number-columns-spanned="2" office:value-type="string">
            <text:p text:style-name="P54">Nota: en cualquier momento el usuario puede cancelar la ejecución del caso de uso.</text:p>
          </table:table-cell>
          <table:covered-table-cell/>
        </table:table-row>
      </table:table>
      <text:p text:style-name="P85"/>
      <text:p text:style-name="P105"/>
      <text:p text:style-name="P105"/>
      <text:p text:style-name="P105"/>
      <text:p text:style-name="P92"><text:span text:style-name="T44">3.2.7 </text:span><text:span text:style-name="T45">Realizar jugada</text:span></text:p>
      <text:p text:style-name="P12"/>
      <table:table table:name="Tabla14" table:style-name="Tabla14">
        <table:table-column table:style-name="Tabla14.A" table:number-columns-repeated="2"/>
        <table:table-row>
          <table:table-cell table:style-name="Tabla14.A1" table:number-columns-spanned="2" office:value-type="string">
            <text:p text:style-name="P68"><text:span text:style-name="T14">Caso de uso:</text:span><text:span text:style-name="T1"> </text:span><text:span text:style-name="T10">Realizar jugada</text:span></text:p>
            <text:p text:style-name="P68"><text:span text:style-name="T17">Pre condición</text:span><text:span text:style-name="T14">:</text:span><text:span text:style-name="T1"> </text:span><text:span text:style-name="T2">E</text:span><text:span text:style-name="T11">xiste una jugada a ser realizada</text:span><text:span text:style-name="T1"> <text:s/></text:span><text:span text:style-name="T2">por el usuario y es su turno de juego.</text:span></text:p>
            <text:p text:style-name="P68"><text:span text:style-name="T17">Pos condición</text:span><text:span text:style-name="T14">:</text:span><text:span text:style-name="T1"> </text:span><text:span text:style-name="T2">S</text:span><text:span text:style-name="T11">e realiz</text:span><text:span text:style-name="T2">ó</text:span><text:span text:style-name="T11"> la jugada en la partida.</text:span></text:p>
            <text:p text:style-name="P38">Descripción: </text:p>
          </table:table-cell>
          <table:covered-table-cell/>
        </table:table-row>
        <table:table-row>
          <table:table-cell table:style-name="Tabla14.A1" office:value-type="string">
            <text:p text:style-name="P36">Usuario</text:p>
          </table:table-cell>
          <table:table-cell table:style-name="Tabla14.A1" office:value-type="string">
            <text:p text:style-name="P36">Sistema</text:p>
          </table:table-cell>
        </table:table-row>
        <table:table-row>
          <table:table-cell table:style-name="Tabla14.A1" office:value-type="string">
            <text:p text:style-name="P55"/>
            <text:p text:style-name="P72"><text:span text:style-name="T29">2</text:span>. <text:span text:style-name="T28">Realiza</text:span> la <text:span text:style-name="T28">jugada.</text:span></text:p>
            <text:p text:style-name="P55"/>
          </table:table-cell>
          <table:table-cell table:style-name="Tabla14.A1" office:value-type="string">
            <text:p text:style-name="P47">1. Verifica si el jugador tiene jugadas posibles.</text:p>
            <text:p text:style-name="P77"/>
            <text:p text:style-name="P78"><text:span text:style-name="T29">3</text:span>. Verifica si la jugada es posible.</text:p>
            <text:p text:style-name="P78"/>
            <text:p text:style-name="P78"><text:span text:style-name="T29">4</text:span>. Verifica si el jugador tiene fichas.</text:p>
            <text:p text:style-name="P55"/>
            <text:p text:style-name="P55"><text:span text:style-name="T29">5</text:span>. <text:span text:style-name="T28">Realiza los cambios de la jugada en el juego.</text:span></text:p>
          </table:table-cell>
        </table:table-row>
        <table:table-row>
          <table:table-cell table:style-name="Tabla14.A1" table:number-columns-spanned="2" office:value-type="string">
            <text:p text:style-name="P36">FLUJOS DE EVENTOS ALTERNATIVOS</text:p>
          </table:table-cell>
          <table:covered-table-cell/>
        </table:table-row>
        <table:table-row>
          <table:table-cell table:style-name="Tabla14.A1" table:number-columns-spanned="2" office:value-type="string">
            <text:p text:style-name="P62">1.1 Si el jugador no tiene jugadas posibles, cede el turno al otro jugador. Fin de caso de uso.</text:p>
            <text:p text:style-name="P72"><text:span text:style-name="T30">3</text:span>.1 <text:span text:style-name="T28">Si la jugada no es posible avisa al usuario de jugada no posible. Fin de caso de uso.</text:span></text:p>
            <text:p text:style-name="P63"><text:span text:style-name="T30">4</text:span>.1 Si el jugado no tiene mas fichas <text:s/>pasa su turno. Fin de caso de uso.</text:p>
            <text:p text:style-name="P55">Nota: en cualquier momento el usuario puede cancelar la ejecución del caso de uso.</text:p>
          </table:table-cell>
          <table:covered-table-cell/>
        </table:table-row>
      </table:table>
      <text:p text:style-name="P87"/>
      <text:p text:style-name="P6"/>
      <text:p text:style-name="P110">3.2.8 Guardar puntaje</text:p>
      <text:p text:style-name="P86"><text:soft-page-break/></text:p>
      <table:table table:name="Tabla17" table:style-name="Tabla17">
        <table:table-column table:style-name="Tabla17.A" table:number-columns-repeated="2"/>
        <table:table-row>
          <table:table-cell table:style-name="Tabla17.A1" table:number-columns-spanned="2" office:value-type="string">
            <text:p text:style-name="P69"><text:span text:style-name="T14">Caso de uso:</text:span><text:span text:style-name="T1"> </text:span><text:span text:style-name="T12">Guarda el puntaje</text:span></text:p>
            <text:p text:style-name="P69"><text:span text:style-name="T14">Precondición:</text:span><text:span text:style-name="T1"> </text:span><text:span text:style-name="T13">E</text:span><text:span text:style-name="T1">xiste un</text:span><text:span text:style-name="T10">a partida </text:span><text:span text:style-name="T12">finalizada con puntaje superior a los puntajes guardados</text:span></text:p>
            <text:p text:style-name="P56"><text:span text:style-name="T23">Poscondición:</text:span> <text:span text:style-name="T42">Puntaje nuevo guardado.</text:span></text:p>
            <text:p text:style-name="P69"><text:span text:style-name="T14">Descripción:</text:span><text:span text:style-name="T1"> </text:span><text:span text:style-name="T13">S</text:span><text:span text:style-name="T10">e guarda </text:span><text:span text:style-name="T12">el puntaje con el usuario ingresado </text:span><text:span text:style-name="T13">por el usuario</text:span></text:p>
          </table:table-cell>
          <table:covered-table-cell/>
        </table:table-row>
        <table:table-row>
          <table:table-cell table:style-name="Tabla17.A1" office:value-type="string">
            <text:p text:style-name="P37">Usuario</text:p>
          </table:table-cell>
          <table:table-cell table:style-name="Tabla17.A1" office:value-type="string">
            <text:p text:style-name="P37">Sistema</text:p>
          </table:table-cell>
        </table:table-row>
        <table:table-row>
          <table:table-cell table:style-name="Tabla17.A1" office:value-type="string">
            <text:p text:style-name="P56">1. <text:span text:style-name="T31">Ingresa el nombre de usuario a tener el puntaje.</text:span> </text:p>
          </table:table-cell>
          <table:table-cell table:style-name="Tabla17.A1" office:value-type="string">
            <text:p text:style-name="P46"/>
            <text:p text:style-name="P56"/>
            <text:p text:style-name="P76"><text:span text:style-name="T39">2</text:span>. Guarda <text:span text:style-name="T31">el puntaje con determinado nombre de usuario.</text:span></text:p>
          </table:table-cell>
        </table:table-row>
        <table:table-row>
          <table:table-cell table:style-name="Tabla17.A1" table:number-columns-spanned="2" office:value-type="string">
            <text:p text:style-name="P37">FLUJOS DE EVENTOS ALTERNATIVOS</text:p>
          </table:table-cell>
          <table:covered-table-cell/>
        </table:table-row>
        <table:table-row>
          <table:table-cell table:style-name="Tabla17.A1" table:number-columns-spanned="2" office:value-type="string">
            <text:p text:style-name="P56">Nota: en cualquier momento el usuario puede cancelar la ejecución del caso de uso.</text:p>
          </table:table-cell>
          <table:covered-table-cell/>
        </table:table-row>
      </table:table>
      <text:p text:style-name="P9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Droid Sans" svg:font-family="'Droid Sans'"/>
    <style:font-face style:name="Righteous" svg:font-family="Righteous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</text:list-level-style-bullet>
      <text:list-level-style-bullet text:level="2" text:style-name="List5Level1" text:bullet-char="○">
        <style:list-level-properties text:space-before="1.905cm" text:min-label-width="0.635cm"/>
      </text:list-level-style-bullet>
      <text:list-level-style-bullet text:level="3" text:style-name="List5Level2" text:bullet-char="■">
        <style:list-level-properties text:space-before="3.492cm" text:min-label-width="0.318cm"/>
      </text:list-level-style-bullet>
      <text:list-level-style-bullet text:level="4" text:style-name="List5Level3" text:bullet-char="●">
        <style:list-level-properties text:space-before="4.445cm" text:min-label-width="0.635cm"/>
      </text:list-level-style-bullet>
      <text:list-level-style-bullet text:level="5" text:style-name="List5Level4" text:bullet-char="○">
        <style:list-level-properties text:space-before="5.715cm" text:min-label-width="0.635cm"/>
      </text:list-level-style-bullet>
      <text:list-level-style-bullet text:level="6" text:style-name="List5Level5" text:bullet-char="■">
        <style:list-level-properties text:space-before="7.302cm" text:min-label-width="0.318cm"/>
      </text:list-level-style-bullet>
      <text:list-level-style-bullet text:level="7" text:style-name="List5Level6" text:bullet-char="●">
        <style:list-level-properties text:space-before="8.255cm" text:min-label-width="0.635cm"/>
      </text:list-level-style-bullet>
      <text:list-level-style-bullet text:level="8" text:style-name="List5Level7" text:bullet-char="○">
        <style:list-level-properties text:space-before="9.525cm" text:min-label-width="0.635cm"/>
      </text:list-level-style-bullet>
      <text:list-level-style-bullet text:level="9" text:style-name="List5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bullet text:level="1" text:style-name="List6Level0" text:bullet-char="●">
        <style:list-level-properties text:space-before="0.635cm" text:min-label-width="0.635cm"/>
      </text:list-level-style-bullet>
      <text:list-level-style-bullet text:level="2" text:style-name="List6Level1" text:bullet-char="○">
        <style:list-level-properties text:space-before="1.905cm" text:min-label-width="0.635cm"/>
      </text:list-level-style-bullet>
      <text:list-level-style-bullet text:level="3" text:style-name="List6Level2" text:bullet-char="■">
        <style:list-level-properties text:space-before="3.492cm" text:min-label-width="0.318cm"/>
      </text:list-level-style-bullet>
      <text:list-level-style-bullet text:level="4" text:style-name="List6Level3" text:bullet-char="●">
        <style:list-level-properties text:space-before="4.445cm" text:min-label-width="0.635cm"/>
      </text:list-level-style-bullet>
      <text:list-level-style-bullet text:level="5" text:style-name="List6Level4" text:bullet-char="○">
        <style:list-level-properties text:space-before="5.715cm" text:min-label-width="0.635cm"/>
      </text:list-level-style-bullet>
      <text:list-level-style-bullet text:level="6" text:style-name="List6Level5" text:bullet-char="■">
        <style:list-level-properties text:space-before="7.302cm" text:min-label-width="0.318cm"/>
      </text:list-level-style-bullet>
      <text:list-level-style-bullet text:level="7" text:style-name="List6Level6" text:bullet-char="●">
        <style:list-level-properties text:space-before="8.255cm" text:min-label-width="0.635cm"/>
      </text:list-level-style-bullet>
      <text:list-level-style-bullet text:level="8" text:style-name="List6Level7" text:bullet-char="○">
        <style:list-level-properties text:space-before="9.525cm" text:min-label-width="0.635cm"/>
      </text:list-level-style-bullet>
      <text:list-level-style-bullet text:level="9" text:style-name="List6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</text:list-level-style-bullet>
      <text:list-level-style-bullet text:level="2" text:style-name="List7Level1" text:bullet-char="○">
        <style:list-level-properties text:space-before="1.905cm" text:min-label-width="0.635cm"/>
      </text:list-level-style-bullet>
      <text:list-level-style-bullet text:level="3" text:style-name="List7Level2" text:bullet-char="■">
        <style:list-level-properties text:space-before="3.492cm" text:min-label-width="0.318cm"/>
      </text:list-level-style-bullet>
      <text:list-level-style-bullet text:level="4" text:style-name="List7Level3" text:bullet-char="●">
        <style:list-level-properties text:space-before="4.445cm" text:min-label-width="0.635cm"/>
      </text:list-level-style-bullet>
      <text:list-level-style-bullet text:level="5" text:style-name="List7Level4" text:bullet-char="○">
        <style:list-level-properties text:space-before="5.715cm" text:min-label-width="0.635cm"/>
      </text:list-level-style-bullet>
      <text:list-level-style-bullet text:level="6" text:style-name="List7Level5" text:bullet-char="■">
        <style:list-level-properties text:space-before="7.302cm" text:min-label-width="0.318cm"/>
      </text:list-level-style-bullet>
      <text:list-level-style-bullet text:level="7" text:style-name="List7Level6" text:bullet-char="●">
        <style:list-level-properties text:space-before="8.255cm" text:min-label-width="0.635cm"/>
      </text:list-level-style-bullet>
      <text:list-level-style-bullet text:level="8" text:style-name="List7Level7" text:bullet-char="○">
        <style:list-level-properties text:space-before="9.525cm" text:min-label-width="0.635cm"/>
      </text:list-level-style-bullet>
      <text:list-level-style-bullet text:level="9" text:style-name="List7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</text:list-level-style-bullet>
      <text:list-level-style-bullet text:level="2" text:style-name="List8Level1" text:bullet-char="○">
        <style:list-level-properties text:space-before="1.905cm" text:min-label-width="0.635cm"/>
      </text:list-level-style-bullet>
      <text:list-level-style-bullet text:level="3" text:style-name="List8Level2" text:bullet-char="■">
        <style:list-level-properties text:space-before="3.492cm" text:min-label-width="0.318cm"/>
      </text:list-level-style-bullet>
      <text:list-level-style-bullet text:level="4" text:style-name="List8Level3" text:bullet-char="●">
        <style:list-level-properties text:space-before="4.445cm" text:min-label-width="0.635cm"/>
      </text:list-level-style-bullet>
      <text:list-level-style-bullet text:level="5" text:style-name="List8Level4" text:bullet-char="○">
        <style:list-level-properties text:space-before="5.715cm" text:min-label-width="0.635cm"/>
      </text:list-level-style-bullet>
      <text:list-level-style-bullet text:level="6" text:style-name="List8Level5" text:bullet-char="■">
        <style:list-level-properties text:space-before="7.302cm" text:min-label-width="0.318cm"/>
      </text:list-level-style-bullet>
      <text:list-level-style-bullet text:level="7" text:style-name="List8Level6" text:bullet-char="●">
        <style:list-level-properties text:space-before="8.255cm" text:min-label-width="0.635cm"/>
      </text:list-level-style-bullet>
      <text:list-level-style-bullet text:level="8" text:style-name="List8Level7" text:bullet-char="○">
        <style:list-level-properties text:space-before="9.525cm" text:min-label-width="0.635cm"/>
      </text:list-level-style-bullet>
      <text:list-level-style-bullet text:level="9" text:style-name="List8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</text:list-level-style-bullet>
      <text:list-level-style-bullet text:level="2" text:style-name="List9Level1" text:bullet-char="○">
        <style:list-level-properties text:space-before="1.905cm" text:min-label-width="0.635cm"/>
      </text:list-level-style-bullet>
      <text:list-level-style-bullet text:level="3" text:style-name="List9Level2" text:bullet-char="■">
        <style:list-level-properties text:space-before="3.492cm" text:min-label-width="0.318cm"/>
      </text:list-level-style-bullet>
      <text:list-level-style-bullet text:level="4" text:style-name="List9Level3" text:bullet-char="●">
        <style:list-level-properties text:space-before="4.445cm" text:min-label-width="0.635cm"/>
      </text:list-level-style-bullet>
      <text:list-level-style-bullet text:level="5" text:style-name="List9Level4" text:bullet-char="○">
        <style:list-level-properties text:space-before="5.715cm" text:min-label-width="0.635cm"/>
      </text:list-level-style-bullet>
      <text:list-level-style-bullet text:level="6" text:style-name="List9Level5" text:bullet-char="■">
        <style:list-level-properties text:space-before="7.302cm" text:min-label-width="0.318cm"/>
      </text:list-level-style-bullet>
      <text:list-level-style-bullet text:level="7" text:style-name="List9Level6" text:bullet-char="●">
        <style:list-level-properties text:space-before="8.255cm" text:min-label-width="0.635cm"/>
      </text:list-level-style-bullet>
      <text:list-level-style-bullet text:level="8" text:style-name="List9Level7" text:bullet-char="○">
        <style:list-level-properties text:space-before="9.525cm" text:min-label-width="0.635cm"/>
      </text:list-level-style-bullet>
      <text:list-level-style-bullet text:level="9" text:style-name="List9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</text:list-level-style-bullet>
      <text:list-level-style-bullet text:level="2" text:style-name="List10Level1" text:bullet-char="○">
        <style:list-level-properties text:space-before="1.905cm" text:min-label-width="0.635cm"/>
      </text:list-level-style-bullet>
      <text:list-level-style-bullet text:level="3" text:style-name="List10Level2" text:bullet-char="■">
        <style:list-level-properties text:space-before="3.492cm" text:min-label-width="0.318cm"/>
      </text:list-level-style-bullet>
      <text:list-level-style-bullet text:level="4" text:style-name="List10Level3" text:bullet-char="●">
        <style:list-level-properties text:space-before="4.445cm" text:min-label-width="0.635cm"/>
      </text:list-level-style-bullet>
      <text:list-level-style-bullet text:level="5" text:style-name="List10Level4" text:bullet-char="○">
        <style:list-level-properties text:space-before="5.715cm" text:min-label-width="0.635cm"/>
      </text:list-level-style-bullet>
      <text:list-level-style-bullet text:level="6" text:style-name="List10Level5" text:bullet-char="■">
        <style:list-level-properties text:space-before="7.302cm" text:min-label-width="0.318cm"/>
      </text:list-level-style-bullet>
      <text:list-level-style-bullet text:level="7" text:style-name="List10Level6" text:bullet-char="●">
        <style:list-level-properties text:space-before="8.255cm" text:min-label-width="0.635cm"/>
      </text:list-level-style-bullet>
      <text:list-level-style-bullet text:level="8" text:style-name="List10Level7" text:bullet-char="○">
        <style:list-level-properties text:space-before="9.525cm" text:min-label-width="0.635cm"/>
      </text:list-level-style-bullet>
      <text:list-level-style-bullet text:level="9" text:style-name="List10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1">
      <text:list-level-style-bullet text:level="1" text:style-name="List11Level0" text:bullet-char="●">
        <style:list-level-properties text:space-before="0.635cm" text:min-label-width="0.635cm"/>
      </text:list-level-style-bullet>
      <text:list-level-style-bullet text:level="2" text:style-name="List11Level1" text:bullet-char="○">
        <style:list-level-properties text:space-before="1.905cm" text:min-label-width="0.635cm"/>
      </text:list-level-style-bullet>
      <text:list-level-style-bullet text:level="3" text:style-name="List11Level2" text:bullet-char="■">
        <style:list-level-properties text:space-before="3.492cm" text:min-label-width="0.318cm"/>
      </text:list-level-style-bullet>
      <text:list-level-style-bullet text:level="4" text:style-name="List11Level3" text:bullet-char="●">
        <style:list-level-properties text:space-before="4.445cm" text:min-label-width="0.635cm"/>
      </text:list-level-style-bullet>
      <text:list-level-style-bullet text:level="5" text:style-name="List11Level4" text:bullet-char="○">
        <style:list-level-properties text:space-before="5.715cm" text:min-label-width="0.635cm"/>
      </text:list-level-style-bullet>
      <text:list-level-style-bullet text:level="6" text:style-name="List11Level5" text:bullet-char="■">
        <style:list-level-properties text:space-before="7.302cm" text:min-label-width="0.318cm"/>
      </text:list-level-style-bullet>
      <text:list-level-style-bullet text:level="7" text:style-name="List11Level6" text:bullet-char="●">
        <style:list-level-properties text:space-before="8.255cm" text:min-label-width="0.635cm"/>
      </text:list-level-style-bullet>
      <text:list-level-style-bullet text:level="8" text:style-name="List11Level7" text:bullet-char="○">
        <style:list-level-properties text:space-before="9.525cm" text:min-label-width="0.635cm"/>
      </text:list-level-style-bullet>
      <text:list-level-style-bullet text:level="9" text:style-name="List1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2">
      <text:list-level-style-bullet text:level="1" text:style-name="List12Level0" text:bullet-char="●">
        <style:list-level-properties text:space-before="0.635cm" text:min-label-width="0.635cm"/>
      </text:list-level-style-bullet>
      <text:list-level-style-bullet text:level="2" text:style-name="List12Level1" text:bullet-char="○">
        <style:list-level-properties text:space-before="1.905cm" text:min-label-width="0.635cm"/>
      </text:list-level-style-bullet>
      <text:list-level-style-bullet text:level="3" text:style-name="List12Level2" text:bullet-char="■">
        <style:list-level-properties text:space-before="3.492cm" text:min-label-width="0.318cm"/>
      </text:list-level-style-bullet>
      <text:list-level-style-bullet text:level="4" text:style-name="List12Level3" text:bullet-char="●">
        <style:list-level-properties text:space-before="4.445cm" text:min-label-width="0.635cm"/>
      </text:list-level-style-bullet>
      <text:list-level-style-bullet text:level="5" text:style-name="List12Level4" text:bullet-char="○">
        <style:list-level-properties text:space-before="5.715cm" text:min-label-width="0.635cm"/>
      </text:list-level-style-bullet>
      <text:list-level-style-bullet text:level="6" text:style-name="List12Level5" text:bullet-char="■">
        <style:list-level-properties text:space-before="7.302cm" text:min-label-width="0.318cm"/>
      </text:list-level-style-bullet>
      <text:list-level-style-bullet text:level="7" text:style-name="List12Level6" text:bullet-char="●">
        <style:list-level-properties text:space-before="8.255cm" text:min-label-width="0.635cm"/>
      </text:list-level-style-bullet>
      <text:list-level-style-bullet text:level="8" text:style-name="List12Level7" text:bullet-char="○">
        <style:list-level-properties text:space-before="9.525cm" text:min-label-width="0.635cm"/>
      </text:list-level-style-bullet>
      <text:list-level-style-bullet text:level="9" text:style-name="List1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3">
      <text:list-level-style-bullet text:level="1" text:style-name="List13Level0" text:bullet-char="●">
        <style:list-level-properties text:space-before="0.635cm" text:min-label-width="0.635cm"/>
      </text:list-level-style-bullet>
      <text:list-level-style-bullet text:level="2" text:style-name="List13Level1" text:bullet-char="○">
        <style:list-level-properties text:space-before="1.905cm" text:min-label-width="0.635cm"/>
      </text:list-level-style-bullet>
      <text:list-level-style-bullet text:level="3" text:style-name="List13Level2" text:bullet-char="■">
        <style:list-level-properties text:space-before="3.492cm" text:min-label-width="0.318cm"/>
      </text:list-level-style-bullet>
      <text:list-level-style-bullet text:level="4" text:style-name="List13Level3" text:bullet-char="●">
        <style:list-level-properties text:space-before="4.445cm" text:min-label-width="0.635cm"/>
      </text:list-level-style-bullet>
      <text:list-level-style-bullet text:level="5" text:style-name="List13Level4" text:bullet-char="○">
        <style:list-level-properties text:space-before="5.715cm" text:min-label-width="0.635cm"/>
      </text:list-level-style-bullet>
      <text:list-level-style-bullet text:level="6" text:style-name="List13Level5" text:bullet-char="■">
        <style:list-level-properties text:space-before="7.302cm" text:min-label-width="0.318cm"/>
      </text:list-level-style-bullet>
      <text:list-level-style-bullet text:level="7" text:style-name="List13Level6" text:bullet-char="●">
        <style:list-level-properties text:space-before="8.255cm" text:min-label-width="0.635cm"/>
      </text:list-level-style-bullet>
      <text:list-level-style-bullet text:level="8" text:style-name="List13Level7" text:bullet-char="○">
        <style:list-level-properties text:space-before="9.525cm" text:min-label-width="0.635cm"/>
      </text:list-level-style-bullet>
      <text:list-level-style-bullet text:level="9" text:style-name="List1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4">
      <text:list-level-style-bullet text:level="1" text:style-name="List14Level0" text:bullet-char="●">
        <style:list-level-properties text:space-before="0.635cm" text:min-label-width="0.635cm"/>
      </text:list-level-style-bullet>
      <text:list-level-style-bullet text:level="2" text:style-name="List14Level1" text:bullet-char="○">
        <style:list-level-properties text:space-before="1.905cm" text:min-label-width="0.635cm"/>
      </text:list-level-style-bullet>
      <text:list-level-style-bullet text:level="3" text:style-name="List14Level2" text:bullet-char="■">
        <style:list-level-properties text:space-before="3.492cm" text:min-label-width="0.318cm"/>
      </text:list-level-style-bullet>
      <text:list-level-style-bullet text:level="4" text:style-name="List14Level3" text:bullet-char="●">
        <style:list-level-properties text:space-before="4.445cm" text:min-label-width="0.635cm"/>
      </text:list-level-style-bullet>
      <text:list-level-style-bullet text:level="5" text:style-name="List14Level4" text:bullet-char="○">
        <style:list-level-properties text:space-before="5.715cm" text:min-label-width="0.635cm"/>
      </text:list-level-style-bullet>
      <text:list-level-style-bullet text:level="6" text:style-name="List14Level5" text:bullet-char="■">
        <style:list-level-properties text:space-before="7.302cm" text:min-label-width="0.318cm"/>
      </text:list-level-style-bullet>
      <text:list-level-style-bullet text:level="7" text:style-name="List14Level6" text:bullet-char="●">
        <style:list-level-properties text:space-before="8.255cm" text:min-label-width="0.635cm"/>
      </text:list-level-style-bullet>
      <text:list-level-style-bullet text:level="8" text:style-name="List14Level7" text:bullet-char="○">
        <style:list-level-properties text:space-before="9.525cm" text:min-label-width="0.635cm"/>
      </text:list-level-style-bullet>
      <text:list-level-style-bullet text:level="9" text:style-name="List1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1.85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 LibreOffice_project/410m0$Build-2</meta:generator>
    <dc:title/>
    <meta:initial-creator/>
    <meta:editing-cycles>33</meta:editing-cycles>
    <dc:date>2013-09-25T03:17:02.230457735</dc:date>
    <meta:editing-duration>PT3H13M9S</meta:editing-duration>
    <meta:document-statistic meta:table-count="17" meta:image-count="0" meta:object-count="0" meta:page-count="11" meta:paragraph-count="264" meta:word-count="1583" meta:character-count="10321" meta:non-whitespace-character-count="8906"/>
  </office:meta>
</office:document-meta>
</file>